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</office:font-face-decls>
  <office:automatic-styles>
    <style:style style:name="ce1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" style:family="table-cell" style:parent-style-name="Normal_avi0105" style:data-style-name="N0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_avi0105" style:data-style-name="N0">
      <style:table-cell-properties style:vertical-align="automatic" fo:background-color="#FFFFFF" style:cell-protect="none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5" style:family="table-cell" style:parent-style-name="Normal_20110_32_2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Normal_avi0105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Normal_avi0105" style:data-style-name="N0">
      <style:table-cell-properties style:vertical-align="automatic" fo:background-color="#FFFFFF"/>
      <style:text-properties fo:color="#FF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8" style:family="table-cell" style:parent-style-name="Normal_avi0105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" style:family="table-cell" style:parent-style-name="Normal_avi0105" style:data-style-name="N0">
      <style:table-cell-properties style:vertical-align="automatic" fo:background-color="#FFFFFF"/>
      <style:text-properties style:font-name="Tms Rmn" style:font-name-asian="Tms Rmn" style:font-name-complex="Tms Rmn" fo:font-size="9pt" style:font-size-asian="9pt" style:font-size-complex="9pt"/>
    </style:style>
    <style:style style:name="ce10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11" style:family="table-cell" style:parent-style-name="Normal_avi0105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2" style:family="table-cell" style:parent-style-name="Normal_avi0105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3" style:family="table-cell" style:parent-style-name="Normal_avi0105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4" style:family="table-cell" style:parent-style-name="Normal_avi0105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5" style:family="table-cell" style:parent-style-name="Normal_avi0105" style:data-style-name="N0">
      <style:table-cell-properties fo:border-top="2pt solid #000000" fo:border-bottom="thin solid #000000" fo:border-left="none" fo:border-right="none"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avi0105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Normal_avi0105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Normal_avi0105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Normal_avi0105" style:data-style-name="N3">
      <style:table-cell-properties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Normal_avi0105" style:data-style-name="N13">
      <style:table-cell-properties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1" style:family="table-cell" style:parent-style-name="Percent_32_2" style:data-style-name="N13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avi0105" style:data-style-name="N3">
      <style:table-cell-properties style:vertical-align="automatic" fo:background-color="#FFFFFF" style:cell-protect="none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3" style:family="table-cell" style:parent-style-name="Normal_avi0105" style:data-style-name="N3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4" style:family="table-cell" style:parent-style-name="Normal_avi0105" style:data-style-name="N13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5" style:family="table-cell" style:parent-style-name="Normal_avi0105" style:data-style-name="N37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6" style:family="table-cell" style:parent-style-name="Normal_avi0105" style:data-style-name="N3">
      <style:table-cell-properties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Normal_avi0105" style:data-style-name="N13">
      <style:table-cell-properties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28" style:family="table-cell" style:parent-style-name="Default" style:data-style-name="N3">
      <style:table-cell-properties fo:background-color="#FFFFFF"/>
    </style:style>
    <style:style style:name="ce29" style:family="table-cell" style:parent-style-name="Default" style:data-style-name="N13">
      <style:table-cell-properties fo:background-color="#FFFFFF"/>
    </style:style>
    <style:style style:name="ce30" style:family="table-cell" style:parent-style-name="Normal_avi0105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Normal_avi0105" style:data-style-name="N0">
      <style:table-cell-properties fo:border-top="none" fo:border-bottom="2pt solid #000000" fo:border-left="none" fo:border-right="none" style:vertical-align="automatic" fo:background-color="#FFFFFF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2" style:family="table-cell" style:parent-style-name="Normal_avi0105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3" style:family="table-cell" style:parent-style-name="Normal_avi0105" style:data-style-name="N1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4" style:family="table-cell" style:parent-style-name="Normal_avi0105" style:data-style-name="N3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5" style:family="table-cell" style:parent-style-name="Comma_32_3" style:data-style-name="N36">
      <style:table-cell-properties fo:background-color="#FFFFFF"/>
      <style:text-properties fo:color="#0000FF" style:font-name="Arial" style:font-name-asian="Arial" style:font-name-complex="Arial" fo:font-size="9pt" style:font-size-asian="9pt" style:font-size-complex="9pt"/>
    </style:style>
    <style:style style:name="ce36" style:family="table-cell" style:parent-style-name="Normal_avi0105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7" style:family="table-cell" style:parent-style-name="Normal_avi0105" style:data-style-name="N3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38" style:family="table-cell" style:parent-style-name="Normal_avi0105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Normal_avi0105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Normal_avi0105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Normal_avi0105" style:data-style-name="N38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Normal_avi0105" style:data-style-name="N1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Comma_32_3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Normal_100819_32_-_32_TSGB_32_Table_32_-_32_Interliners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20110_32_2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0.396875cm"/>
    </style:style>
    <style:style style:name="co2" style:family="table-column">
      <style:table-column-properties fo:break-before="auto" style:column-width="5.45041666666667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296458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2pt" style:use-optimal-row-height="true" fo:break-before="auto"/>
    </style:style>
    <style:style style:name="ro4" style:family="table-row">
      <style:table-row-properties style:row-height="40.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2.5pt" style:use-optimal-row-height="false" fo:break-before="auto"/>
    </style:style>
    <style:style style:name="ro8" style:family="table-row">
      <style:table-row-properties style:row-height="20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9.75pt" style:use-optimal-row-height="false" fo:break-before="auto"/>
    </style:style>
    <style:style style:name="ro11" style:family="table-row">
      <style:table-row-properties style:row-height="12.7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I0105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16367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4">
            <text:p><text:a xlink:href="http://www.dft.gov.uk/statistics/series/aviation/">Aviation</text:a>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5">
            <text:p>Table TSGB0205 (AVI0105)<text:s/>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2">
          <table:table-cell office:value-type="string" table:style-name="ce6">
            <text:p>International passenger movements at UK airports by country of embarkation or landing<text:span text:style-name="T2">1</text:span>: 2007 to 2017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3">
          <table:table-cell table:style-name="ce7"/>
          <table:table-cell table:style-name="ce8"/>
          <table:table-cell table:number-columns-repeated="14" table:style-name="ce9"/>
          <table:table-cell table:number-columns-repeated="16368" table:style-name="ce10"/>
        </table:table-row>
        <table:table-row table:style-name="ro3">
          <table:table-cell table:number-columns-repeated="7" table:style-name="ce11"/>
          <table:table-cell table:number-columns-repeated="6" table:style-name="ce12"/>
          <table:table-cell office:value-type="string" table:style-name="ce13">
            <text:p>Thousands/<text:span text:style-name="T3">Percentage</text:span></text:p>
          </table:table-cell>
          <table:table-cell table:number-columns-repeated="16370" table:style-name="ce8"/>
        </table:table-row>
        <table:table-row table:style-name="ro4">
          <table:table-cell table:number-columns-repeated="2" table:style-name="ce14"/>
          <table:table-cell office:value-type="float" office:value="2007" table:style-name="ce15">
            <text:p>2007</text:p>
          </table:table-cell>
          <table:table-cell office:value-type="float" office:value="2008" table:style-name="ce15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15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5">
            <text:p>2014</text:p>
          </table:table-cell>
          <table:table-cell office:value-type="float" office:value="2015" table:style-name="ce15">
            <text:p>2015</text:p>
          </table:table-cell>
          <table:table-cell office:value-type="float" office:value="2016" table:style-name="ce15">
            <text:p>2016</text:p>
          </table:table-cell>
          <table:table-cell office:value-type="float" office:value="2017" table:style-name="ce15">
            <text:p>2017</text:p>
          </table:table-cell>
          <table:table-cell office:value-type="string" table:style-name="ce16">
            <text:p>% of total in 2017</text:p>
          </table:table-cell>
          <table:table-cell table:number-columns-repeated="16370" table:style-name="ce14"/>
        </table:table-row>
        <table:table-row table:style-name="ro1">
          <table:table-cell office:value-type="string" table:style-name="ce17">
            <text:p>European Union:<text:s/></text:p>
          </table:table-cell>
          <table:table-cell table:style-name="ce17"/>
          <table:table-cell table:number-columns-repeated="12" table:style-name="ce8"/>
          <table:table-cell table:number-columns-repeated="16370" table:style-name="ce14"/>
        </table:table-row>
        <table:table-row table:style-name="ro5">
          <table:table-cell table:style-name="ce17"/>
          <table:table-cell office:value-type="string" table:style-name="ce18">
            <text:p>Austria</text:p>
          </table:table-cell>
          <table:table-cell office:value-type="float" office:value="1875.29" table:style-name="ce19">
            <text:p>1,875</text:p>
          </table:table-cell>
          <table:table-cell office:value-type="float" office:value="1825.2059999999999" table:style-name="ce19">
            <text:p>1,825</text:p>
          </table:table-cell>
          <table:table-cell office:value-type="float" office:value="1745.201" table:style-name="ce19">
            <text:p>1,745</text:p>
          </table:table-cell>
          <table:table-cell office:value-type="float" office:value="1664.8409999999999" table:style-name="ce19">
            <text:p>1,665</text:p>
          </table:table-cell>
          <table:table-cell office:value-type="float" office:value="1706.3979999999999" table:style-name="ce19">
            <text:p>1,706</text:p>
          </table:table-cell>
          <table:table-cell office:value-type="float" office:value="1669.8340000000001" table:style-name="ce19">
            <text:p>1,670</text:p>
          </table:table-cell>
          <table:table-cell office:value-type="float" office:value="1543.97" table:style-name="ce19">
            <text:p>1,544</text:p>
          </table:table-cell>
          <table:table-cell office:value-type="float" office:value="1627.2180000000001" table:style-name="ce19">
            <text:p>1,627</text:p>
          </table:table-cell>
          <table:table-cell office:value-type="float" office:value="1787.9880000000001" table:style-name="ce19">
            <text:p>1,788</text:p>
          </table:table-cell>
          <table:table-cell office:value-type="float" office:value="2086.578" table:style-name="ce19">
            <text:p>2,087</text:p>
          </table:table-cell>
          <table:table-cell office:value-type="float" office:value="2222.0189999999998" table:style-name="ce19">
            <text:p>2,222</text:p>
          </table:table-cell>
          <table:table-cell office:value-type="percentage" office:value="9.0794092233391008E-3" table:style-name="ce20">
            <text:p>1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Belgium</text:p>
          </table:table-cell>
          <table:table-cell office:value-type="float" office:value="1624.46" table:style-name="ce19">
            <text:p>1,624</text:p>
          </table:table-cell>
          <table:table-cell office:value-type="float" office:value="1398.068" table:style-name="ce19">
            <text:p>1,398</text:p>
          </table:table-cell>
          <table:table-cell office:value-type="float" office:value="1188.0440000000001" table:style-name="ce19">
            <text:p>1,188</text:p>
          </table:table-cell>
          <table:table-cell office:value-type="float" office:value="1121.452" table:style-name="ce19">
            <text:p>1,121</text:p>
          </table:table-cell>
          <table:table-cell office:value-type="float" office:value="1233.2170000000001" table:style-name="ce19">
            <text:p>1,233</text:p>
          </table:table-cell>
          <table:table-cell office:value-type="float" office:value="1294.3630000000001" table:style-name="ce19">
            <text:p>1,294</text:p>
          </table:table-cell>
          <table:table-cell office:value-type="float" office:value="1286.798" table:style-name="ce19">
            <text:p>1,287</text:p>
          </table:table-cell>
          <table:table-cell office:value-type="float" office:value="1439.711" table:style-name="ce19">
            <text:p>1,440</text:p>
          </table:table-cell>
          <table:table-cell office:value-type="float" office:value="1595.366" table:style-name="ce19">
            <text:p>1,595</text:p>
          </table:table-cell>
          <table:table-cell office:value-type="float" office:value="1464.155" table:style-name="ce19">
            <text:p>1,464</text:p>
          </table:table-cell>
          <table:table-cell office:value-type="float" office:value="1587.3610000000001" table:style-name="ce19">
            <text:p>1,587</text:p>
          </table:table-cell>
          <table:table-cell office:value-type="percentage" office:value="6.4861282033001431E-3" table:style-name="ce20">
            <text:p>1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Bulgaria</text:p>
          </table:table-cell>
          <table:table-cell office:value-type="float" office:value="926.66499999999996" table:style-name="ce19">
            <text:p>927</text:p>
          </table:table-cell>
          <table:table-cell office:value-type="float" office:value="965.9" table:style-name="ce19">
            <text:p>966</text:p>
          </table:table-cell>
          <table:table-cell office:value-type="float" office:value="866.24900000000002" table:style-name="ce19">
            <text:p>866</text:p>
          </table:table-cell>
          <table:table-cell office:value-type="float" office:value="844.74300000000005" table:style-name="ce19">
            <text:p>845</text:p>
          </table:table-cell>
          <table:table-cell office:value-type="float" office:value="863.49599999999998" table:style-name="ce19">
            <text:p>863</text:p>
          </table:table-cell>
          <table:table-cell office:value-type="float" office:value="902.13400000000001" table:style-name="ce19">
            <text:p>902</text:p>
          </table:table-cell>
          <table:table-cell office:value-type="float" office:value="972.22400000000005" table:style-name="ce19">
            <text:p>972</text:p>
          </table:table-cell>
          <table:table-cell office:value-type="float" office:value="1001.535" table:style-name="ce19">
            <text:p>1,002</text:p>
          </table:table-cell>
          <table:table-cell office:value-type="float" office:value="1121.07" table:style-name="ce19">
            <text:p>1,121</text:p>
          </table:table-cell>
          <table:table-cell office:value-type="float" office:value="1418.5650000000001" table:style-name="ce19">
            <text:p>1,419</text:p>
          </table:table-cell>
          <table:table-cell office:value-type="float" office:value="1814.04" table:style-name="ce19">
            <text:p>1,814</text:p>
          </table:table-cell>
          <table:table-cell office:value-type="percentage" office:value="7.4123630389776431E-3" table:style-name="ce20">
            <text:p>1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Croatia</text:p>
          </table:table-cell>
          <table:table-cell office:value-type="float" office:value="658.38199999999995" table:style-name="ce19">
            <text:p>658</text:p>
          </table:table-cell>
          <table:table-cell office:value-type="float" office:value="574.572" table:style-name="ce19">
            <text:p>575</text:p>
          </table:table-cell>
          <table:table-cell office:value-type="float" office:value="619.64200000000005" table:style-name="ce19">
            <text:p>620</text:p>
          </table:table-cell>
          <table:table-cell office:value-type="float" office:value="622.87300000000005" table:style-name="ce19">
            <text:p>623</text:p>
          </table:table-cell>
          <table:table-cell office:value-type="float" office:value="655.14700000000005" table:style-name="ce19">
            <text:p>655</text:p>
          </table:table-cell>
          <table:table-cell office:value-type="float" office:value="761.74099999999999" table:style-name="ce19">
            <text:p>762</text:p>
          </table:table-cell>
          <table:table-cell office:value-type="float" office:value="892.28099999999995" table:style-name="ce19">
            <text:p>892</text:p>
          </table:table-cell>
          <table:table-cell office:value-type="float" office:value="975.678" table:style-name="ce19">
            <text:p>976</text:p>
          </table:table-cell>
          <table:table-cell office:value-type="float" office:value="1058.537" table:style-name="ce19">
            <text:p>1,059</text:p>
          </table:table-cell>
          <table:table-cell office:value-type="float" office:value="1238.33" table:style-name="ce19">
            <text:p>1,238</text:p>
          </table:table-cell>
          <table:table-cell office:value-type="float" office:value="1615.249" table:style-name="ce19">
            <text:p>1,615</text:p>
          </table:table-cell>
          <table:table-cell office:value-type="percentage" office:value="6.6000815783255054E-3" table:style-name="ce20">
            <text:p>1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Cyprus</text:p>
          </table:table-cell>
          <table:table-cell office:value-type="float" office:value="2969.81" table:style-name="ce19">
            <text:p>2,970</text:p>
          </table:table-cell>
          <table:table-cell office:value-type="float" office:value="2954.114" table:style-name="ce19">
            <text:p>2,954</text:p>
          </table:table-cell>
          <table:table-cell office:value-type="float" office:value="2707.0360000000001" table:style-name="ce19">
            <text:p>2,707</text:p>
          </table:table-cell>
          <table:table-cell office:value-type="float" office:value="2597.116" table:style-name="ce19">
            <text:p>2,597</text:p>
          </table:table-cell>
          <table:table-cell office:value-type="float" office:value="2663.3240000000001" table:style-name="ce19">
            <text:p>2,663</text:p>
          </table:table-cell>
          <table:table-cell office:value-type="float" office:value="2516.924" table:style-name="ce19">
            <text:p>2,517</text:p>
          </table:table-cell>
          <table:table-cell office:value-type="float" office:value="2330.7379999999998" table:style-name="ce19">
            <text:p>2,331</text:p>
          </table:table-cell>
          <table:table-cell office:value-type="float" office:value="2293.1680000000001" table:style-name="ce19">
            <text:p>2,293</text:p>
          </table:table-cell>
          <table:table-cell office:value-type="float" office:value="2409.1129999999998" table:style-name="ce19">
            <text:p>2,409</text:p>
          </table:table-cell>
          <table:table-cell office:value-type="float" office:value="2724.346" table:style-name="ce19">
            <text:p>2,724</text:p>
          </table:table-cell>
          <table:table-cell office:value-type="float" office:value="3020.2660000000001" table:style-name="ce19">
            <text:p>3,020</text:p>
          </table:table-cell>
          <table:table-cell office:value-type="percentage" office:value="1.2341132536372324E-2" table:style-name="ce20">
            <text:p>1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Czech Republic</text:p>
          </table:table-cell>
          <table:table-cell office:value-type="float" office:value="2070.5549999999998" table:style-name="ce19">
            <text:p>2,071</text:p>
          </table:table-cell>
          <table:table-cell office:value-type="float" office:value="1816.682" table:style-name="ce19">
            <text:p>1,817</text:p>
          </table:table-cell>
          <table:table-cell office:value-type="float" office:value="1515.365" table:style-name="ce19">
            <text:p>1,515</text:p>
          </table:table-cell>
          <table:table-cell office:value-type="float" office:value="1276.1199999999999" table:style-name="ce19">
            <text:p>1,276</text:p>
          </table:table-cell>
          <table:table-cell office:value-type="float" office:value="1298.55" table:style-name="ce19">
            <text:p>1,299</text:p>
          </table:table-cell>
          <table:table-cell office:value-type="float" office:value="1370.9449999999999" table:style-name="ce19">
            <text:p>1,371</text:p>
          </table:table-cell>
          <table:table-cell office:value-type="float" office:value="1388.0409999999999" table:style-name="ce19">
            <text:p>1,388</text:p>
          </table:table-cell>
          <table:table-cell office:value-type="float" office:value="1506.328" table:style-name="ce19">
            <text:p>1,506</text:p>
          </table:table-cell>
          <table:table-cell office:value-type="float" office:value="1759.9159999999999" table:style-name="ce19">
            <text:p>1,760</text:p>
          </table:table-cell>
          <table:table-cell office:value-type="float" office:value="1928.2139999999999" table:style-name="ce19">
            <text:p>1,928</text:p>
          </table:table-cell>
          <table:table-cell office:value-type="float" office:value="2049.8009999999999" table:style-name="ce19">
            <text:p>2,050</text:p>
          </table:table-cell>
          <table:table-cell office:value-type="percentage" office:value="8.375707905922368E-3" table:style-name="ce20">
            <text:p>1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Denmark</text:p>
          </table:table-cell>
          <table:table-cell office:value-type="float" office:value="2345.3670000000002" table:style-name="ce19">
            <text:p>2,345</text:p>
          </table:table-cell>
          <table:table-cell office:value-type="float" office:value="2394.5430000000001" table:style-name="ce19">
            <text:p>2,395</text:p>
          </table:table-cell>
          <table:table-cell office:value-type="float" office:value="2451.5880000000002" table:style-name="ce19">
            <text:p>2,452</text:p>
          </table:table-cell>
          <table:table-cell office:value-type="float" office:value="2406.8339999999998" table:style-name="ce19">
            <text:p>2,407</text:p>
          </table:table-cell>
          <table:table-cell office:value-type="float" office:value="2558.9740000000002" table:style-name="ce19">
            <text:p>2,559</text:p>
          </table:table-cell>
          <table:table-cell office:value-type="float" office:value="2564.9479999999999" table:style-name="ce19">
            <text:p>2,565</text:p>
          </table:table-cell>
          <table:table-cell office:value-type="float" office:value="2771.7170000000001" table:style-name="ce19">
            <text:p>2,772</text:p>
          </table:table-cell>
          <table:table-cell office:value-type="float" office:value="2972.4810000000002" table:style-name="ce19">
            <text:p>2,972</text:p>
          </table:table-cell>
          <table:table-cell office:value-type="float" office:value="3361.0479999999998" table:style-name="ce19">
            <text:p>3,361</text:p>
          </table:table-cell>
          <table:table-cell office:value-type="float" office:value="3750.19" table:style-name="ce19">
            <text:p>3,750</text:p>
          </table:table-cell>
          <table:table-cell office:value-type="float" office:value="3580.5729999999999" table:style-name="ce19">
            <text:p>3,581</text:p>
          </table:table-cell>
          <table:table-cell office:value-type="percentage" office:value="1.463060735351001E-2" table:style-name="ce20">
            <text:p>1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Estonia</text:p>
          </table:table-cell>
          <table:table-cell office:value-type="float" office:value="179.37700000000001" table:style-name="ce19">
            <text:p>179</text:p>
          </table:table-cell>
          <table:table-cell office:value-type="float" office:value="156.827" table:style-name="ce19">
            <text:p>157</text:p>
          </table:table-cell>
          <table:table-cell office:value-type="float" office:value="99.236000000000004" table:style-name="ce19">
            <text:p>99</text:p>
          </table:table-cell>
          <table:table-cell office:value-type="float" office:value="104.39100000000001" table:style-name="ce19">
            <text:p>104</text:p>
          </table:table-cell>
          <table:table-cell office:value-type="float" office:value="244.07300000000001" table:style-name="ce19">
            <text:p>244</text:p>
          </table:table-cell>
          <table:table-cell office:value-type="float" office:value="173.089" table:style-name="ce19">
            <text:p>173</text:p>
          </table:table-cell>
          <table:table-cell office:value-type="float" office:value="143.684" table:style-name="ce19">
            <text:p>144</text:p>
          </table:table-cell>
          <table:table-cell office:value-type="float" office:value="146.702" table:style-name="ce19">
            <text:p>147</text:p>
          </table:table-cell>
          <table:table-cell office:value-type="float" office:value="147.197" table:style-name="ce19">
            <text:p>147</text:p>
          </table:table-cell>
          <table:table-cell office:value-type="float" office:value="106.65900000000001" table:style-name="ce19">
            <text:p>107</text:p>
          </table:table-cell>
          <table:table-cell office:value-type="float" office:value="133.13499999999999" table:style-name="ce19">
            <text:p>133</text:p>
          </table:table-cell>
          <table:table-cell office:value-type="percentage" office:value="5.4400396528978879E-4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Finland</text:p>
          </table:table-cell>
          <table:table-cell office:value-type="float" office:value="941.37300000000005" table:style-name="ce19">
            <text:p>941</text:p>
          </table:table-cell>
          <table:table-cell office:value-type="float" office:value="958.96699999999998" table:style-name="ce19">
            <text:p>959</text:p>
          </table:table-cell>
          <table:table-cell office:value-type="float" office:value="943.10900000000004" table:style-name="ce19">
            <text:p>943</text:p>
          </table:table-cell>
          <table:table-cell office:value-type="float" office:value="981.572" table:style-name="ce19">
            <text:p>982</text:p>
          </table:table-cell>
          <table:table-cell office:value-type="float" office:value="1007.779" table:style-name="ce19">
            <text:p>1,008</text:p>
          </table:table-cell>
          <table:table-cell office:value-type="float" office:value="968.86300000000006" table:style-name="ce19">
            <text:p>969</text:p>
          </table:table-cell>
          <table:table-cell office:value-type="float" office:value="1020.746" table:style-name="ce19">
            <text:p>1,021</text:p>
          </table:table-cell>
          <table:table-cell office:value-type="float" office:value="1114.2449999999999" table:style-name="ce19">
            <text:p>1,114</text:p>
          </table:table-cell>
          <table:table-cell office:value-type="float" office:value="1150.627" table:style-name="ce19">
            <text:p>1,151</text:p>
          </table:table-cell>
          <table:table-cell office:value-type="float" office:value="1188.79" table:style-name="ce19">
            <text:p>1,189</text:p>
          </table:table-cell>
          <table:table-cell office:value-type="float" office:value="1291.7049999999999" table:style-name="ce19">
            <text:p>1,292</text:p>
          </table:table-cell>
          <table:table-cell office:value-type="percentage" office:value="5.2780459081732574E-3" table:style-name="ce20">
            <text:p>1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France</text:p>
          </table:table-cell>
          <table:table-cell office:value-type="float" office:value="11754.157999999999" table:style-name="ce19">
            <text:p>11,754</text:p>
          </table:table-cell>
          <table:table-cell office:value-type="float" office:value="11610.512000000001" table:style-name="ce19">
            <text:p>11,611</text:p>
          </table:table-cell>
          <table:table-cell office:value-type="float" office:value="10668.799000000001" table:style-name="ce19">
            <text:p>10,669</text:p>
          </table:table-cell>
          <table:table-cell office:value-type="float" office:value="9581.1910000000007" table:style-name="ce19">
            <text:p>9,581</text:p>
          </table:table-cell>
          <table:table-cell office:value-type="float" office:value="10200.308999999999" table:style-name="ce19">
            <text:p>10,200</text:p>
          </table:table-cell>
          <table:table-cell office:value-type="float" office:value="10174.331" table:style-name="ce19">
            <text:p>10,174</text:p>
          </table:table-cell>
          <table:table-cell office:value-type="float" office:value="10324.748" table:style-name="ce19">
            <text:p>10,325</text:p>
          </table:table-cell>
          <table:table-cell office:value-type="float" office:value="10651.933999999999" table:style-name="ce19">
            <text:p>10,652</text:p>
          </table:table-cell>
          <table:table-cell office:value-type="float" office:value="11037.018" table:style-name="ce19">
            <text:p>11,037</text:p>
          </table:table-cell>
          <table:table-cell office:value-type="float" office:value="11635.538" table:style-name="ce19">
            <text:p>11,636</text:p>
          </table:table-cell>
          <table:table-cell office:value-type="float" office:value="12497.627" table:style-name="ce19">
            <text:p>12,498</text:p>
          </table:table-cell>
          <table:table-cell office:value-type="percentage" office:value="5.1066651479421098E-2" table:style-name="ce20">
            <text:p>5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Germany</text:p>
          </table:table-cell>
          <table:table-cell office:value-type="float" office:value="11599.505999999999" table:style-name="ce19">
            <text:p>11,600</text:p>
          </table:table-cell>
          <table:table-cell office:value-type="float" office:value="11149.5" table:style-name="ce19">
            <text:p>11,150</text:p>
          </table:table-cell>
          <table:table-cell office:value-type="float" office:value="10728.929" table:style-name="ce19">
            <text:p>10,729</text:p>
          </table:table-cell>
          <table:table-cell office:value-type="float" office:value="11223.442999999999" table:style-name="ce19">
            <text:p>11,223</text:p>
          </table:table-cell>
          <table:table-cell office:value-type="float" office:value="11694.752" table:style-name="ce19">
            <text:p>11,695</text:p>
          </table:table-cell>
          <table:table-cell office:value-type="float" office:value="11952.927" table:style-name="ce19">
            <text:p>11,953</text:p>
          </table:table-cell>
          <table:table-cell office:value-type="float" office:value="12302.188" table:style-name="ce19">
            <text:p>12,302</text:p>
          </table:table-cell>
          <table:table-cell office:value-type="float" office:value="12595.281999999999" table:style-name="ce19">
            <text:p>12,595</text:p>
          </table:table-cell>
          <table:table-cell office:value-type="float" office:value="13382.808000000001" table:style-name="ce19">
            <text:p>13,383</text:p>
          </table:table-cell>
          <table:table-cell office:value-type="float" office:value="13881.441999999999" table:style-name="ce19">
            <text:p>13,881</text:p>
          </table:table-cell>
          <table:table-cell office:value-type="float" office:value="14612.508" table:style-name="ce19">
            <text:p>14,613</text:p>
          </table:table-cell>
          <table:table-cell office:value-type="percentage" office:value="5.9708283282598577E-2" table:style-name="ce20">
            <text:p>6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Greece</text:p>
          </table:table-cell>
          <table:table-cell office:value-type="float" office:value="5452.2849999999999" table:style-name="ce19">
            <text:p>5,452</text:p>
          </table:table-cell>
          <table:table-cell office:value-type="float" office:value="5198.0280000000002" table:style-name="ce19">
            <text:p>5,198</text:p>
          </table:table-cell>
          <table:table-cell office:value-type="float" office:value="4883.951" table:style-name="ce19">
            <text:p>4,884</text:p>
          </table:table-cell>
          <table:table-cell office:value-type="float" office:value="4721.9260000000004" table:style-name="ce19">
            <text:p>4,722</text:p>
          </table:table-cell>
          <table:table-cell office:value-type="float" office:value="4779.4549999999999" table:style-name="ce19">
            <text:p>4,779</text:p>
          </table:table-cell>
          <table:table-cell office:value-type="float" office:value="4798.049" table:style-name="ce19">
            <text:p>4,798</text:p>
          </table:table-cell>
          <table:table-cell office:value-type="float" office:value="4953.692" table:style-name="ce19">
            <text:p>4,954</text:p>
          </table:table-cell>
          <table:table-cell office:value-type="float" office:value="5614.2979999999998" table:style-name="ce19">
            <text:p>5,614</text:p>
          </table:table-cell>
          <table:table-cell office:value-type="float" office:value="6095.8090000000002" table:style-name="ce19">
            <text:p>6,096</text:p>
          </table:table-cell>
          <table:table-cell office:value-type="float" office:value="6635.4059999999999" table:style-name="ce19">
            <text:p>6,635</text:p>
          </table:table-cell>
          <table:table-cell office:value-type="float" office:value="7178.9949999999999" table:style-name="ce19">
            <text:p>7,179</text:p>
          </table:table-cell>
          <table:table-cell office:value-type="percentage" office:value="2.9334147645589573E-2" table:style-name="ce20">
            <text:p>3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Hungary</text:p>
          </table:table-cell>
          <table:table-cell office:value-type="float" office:value="960.24699999999996" table:style-name="ce19">
            <text:p>960</text:p>
          </table:table-cell>
          <table:table-cell office:value-type="float" office:value="1096.125" table:style-name="ce19">
            <text:p>1,096</text:p>
          </table:table-cell>
          <table:table-cell office:value-type="float" office:value="962.005" table:style-name="ce19">
            <text:p>962</text:p>
          </table:table-cell>
          <table:table-cell office:value-type="float" office:value="954.69" table:style-name="ce19">
            <text:p>955</text:p>
          </table:table-cell>
          <table:table-cell office:value-type="float" office:value="1038.3119999999999" table:style-name="ce19">
            <text:p>1,038</text:p>
          </table:table-cell>
          <table:table-cell office:value-type="float" office:value="1245.3599999999999" table:style-name="ce19">
            <text:p>1,245</text:p>
          </table:table-cell>
          <table:table-cell office:value-type="float" office:value="1330.0309999999999" table:style-name="ce19">
            <text:p>1,330</text:p>
          </table:table-cell>
          <table:table-cell office:value-type="float" office:value="1507.7850000000001" table:style-name="ce19">
            <text:p>1,508</text:p>
          </table:table-cell>
          <table:table-cell office:value-type="float" office:value="1736.681" table:style-name="ce19">
            <text:p>1,737</text:p>
          </table:table-cell>
          <table:table-cell office:value-type="float" office:value="2032.222" table:style-name="ce19">
            <text:p>2,032</text:p>
          </table:table-cell>
          <table:table-cell office:value-type="float" office:value="2155.252" table:style-name="ce19">
            <text:p>2,155</text:p>
          </table:table-cell>
          <table:table-cell office:value-type="percentage" office:value="8.8065920621831079E-3" table:style-name="ce20">
            <text:p>1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Irish Republic</text:p>
          </table:table-cell>
          <table:table-cell office:value-type="float" office:value="12220.373" table:style-name="ce19">
            <text:p>12,220</text:p>
          </table:table-cell>
          <table:table-cell office:value-type="float" office:value="12255.683000000001" table:style-name="ce19">
            <text:p>12,256</text:p>
          </table:table-cell>
          <table:table-cell office:value-type="float" office:value="10841.218000000001" table:style-name="ce19">
            <text:p>10,841</text:p>
          </table:table-cell>
          <table:table-cell office:value-type="float" office:value="9501.0660000000007" table:style-name="ce19">
            <text:p>9,501</text:p>
          </table:table-cell>
          <table:table-cell office:value-type="float" office:value="9670.4699999999993" table:style-name="ce19">
            <text:p>9,670</text:p>
          </table:table-cell>
          <table:table-cell office:value-type="float" office:value="9465.8490000000002" table:style-name="ce19">
            <text:p>9,466</text:p>
          </table:table-cell>
          <table:table-cell office:value-type="float" office:value="9644.85" table:style-name="ce19">
            <text:p>9,645</text:p>
          </table:table-cell>
          <table:table-cell office:value-type="float" office:value="10384.59" table:style-name="ce19">
            <text:p>10,385</text:p>
          </table:table-cell>
          <table:table-cell office:value-type="float" office:value="11524.13" table:style-name="ce19">
            <text:p>11,524</text:p>
          </table:table-cell>
          <table:table-cell office:value-type="float" office:value="12734.985000000001" table:style-name="ce19">
            <text:p>12,735</text:p>
          </table:table-cell>
          <table:table-cell office:value-type="float" office:value="12799.875" table:style-name="ce19">
            <text:p>12,800</text:p>
          </table:table-cell>
          <table:table-cell office:value-type="percentage" office:value="5.2301669397330802E-2" table:style-name="ce20">
            <text:p>5%</text:p>
          </table:table-cell>
          <table:table-cell table:style-name="ce21"/>
          <table:table-cell table:style-name="ce22"/>
          <table:table-cell table:style-name="ce25"/>
          <table:table-cell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Italy</text:p>
          </table:table-cell>
          <table:table-cell office:value-type="float" office:value="11263.222" table:style-name="ce19">
            <text:p>11,263</text:p>
          </table:table-cell>
          <table:table-cell office:value-type="float" office:value="10819.199000000001" table:style-name="ce19">
            <text:p>10,819</text:p>
          </table:table-cell>
          <table:table-cell office:value-type="float" office:value="9973.8359999999993" table:style-name="ce19">
            <text:p>9,974</text:p>
          </table:table-cell>
          <table:table-cell office:value-type="float" office:value="9643.5499999999993" table:style-name="ce19">
            <text:p>9,644</text:p>
          </table:table-cell>
          <table:table-cell office:value-type="float" office:value="10287.617" table:style-name="ce19">
            <text:p>10,288</text:p>
          </table:table-cell>
          <table:table-cell office:value-type="float" office:value="10850.352999999999" table:style-name="ce19">
            <text:p>10,850</text:p>
          </table:table-cell>
          <table:table-cell office:value-type="float" office:value="11039.691000000001" table:style-name="ce19">
            <text:p>11,040</text:p>
          </table:table-cell>
          <table:table-cell office:value-type="float" office:value="11923.554" table:style-name="ce19">
            <text:p>11,924</text:p>
          </table:table-cell>
          <table:table-cell office:value-type="float" office:value="12705.004000000001" table:style-name="ce19">
            <text:p>12,705</text:p>
          </table:table-cell>
          <table:table-cell office:value-type="float" office:value="14118.712" table:style-name="ce19">
            <text:p>14,119</text:p>
          </table:table-cell>
          <table:table-cell office:value-type="float" office:value="15078.258" table:style-name="ce19">
            <text:p>15,078</text:p>
          </table:table-cell>
          <table:table-cell office:value-type="percentage" office:value="6.1611388002121764E-2" table:style-name="ce20">
            <text:p>6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Latvia</text:p>
          </table:table-cell>
          <table:table-cell office:value-type="float" office:value="479.09800000000001" table:style-name="ce19">
            <text:p>479</text:p>
          </table:table-cell>
          <table:table-cell office:value-type="float" office:value="464.23200000000003" table:style-name="ce19">
            <text:p>464</text:p>
          </table:table-cell>
          <table:table-cell office:value-type="float" office:value="458.37" table:style-name="ce19">
            <text:p>458</text:p>
          </table:table-cell>
          <table:table-cell office:value-type="float" office:value="549.904" table:style-name="ce19">
            <text:p>550</text:p>
          </table:table-cell>
          <table:table-cell office:value-type="float" office:value="584.05999999999995" table:style-name="ce19">
            <text:p>584</text:p>
          </table:table-cell>
          <table:table-cell office:value-type="float" office:value="503.40499999999997" table:style-name="ce19">
            <text:p>503</text:p>
          </table:table-cell>
          <table:table-cell office:value-type="float" office:value="544.34199999999998" table:style-name="ce19">
            <text:p>544</text:p>
          </table:table-cell>
          <table:table-cell office:value-type="float" office:value="608.28300000000002" table:style-name="ce19">
            <text:p>608</text:p>
          </table:table-cell>
          <table:table-cell office:value-type="float" office:value="718.37300000000005" table:style-name="ce19">
            <text:p>718</text:p>
          </table:table-cell>
          <table:table-cell office:value-type="float" office:value="786.93100000000004" table:style-name="ce19">
            <text:p>787</text:p>
          </table:table-cell>
          <table:table-cell office:value-type="float" office:value="841.43" table:style-name="ce19">
            <text:p>841</text:p>
          </table:table-cell>
          <table:table-cell office:value-type="percentage" office:value="3.4381737072429262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Lithuania</text:p>
          </table:table-cell>
          <table:table-cell office:value-type="float" office:value="339.90699999999998" table:style-name="ce19">
            <text:p>340</text:p>
          </table:table-cell>
          <table:table-cell office:value-type="float" office:value="358.51600000000002" table:style-name="ce19">
            <text:p>359</text:p>
          </table:table-cell>
          <table:table-cell office:value-type="float" office:value="317.90199999999999" table:style-name="ce19">
            <text:p>318</text:p>
          </table:table-cell>
          <table:table-cell office:value-type="float" office:value="473.67" table:style-name="ce19">
            <text:p>474</text:p>
          </table:table-cell>
          <table:table-cell office:value-type="float" office:value="564.50699999999995" table:style-name="ce19">
            <text:p>565</text:p>
          </table:table-cell>
          <table:table-cell office:value-type="float" office:value="728.26800000000003" table:style-name="ce19">
            <text:p>728</text:p>
          </table:table-cell>
          <table:table-cell office:value-type="float" office:value="739.87400000000002" table:style-name="ce19">
            <text:p>740</text:p>
          </table:table-cell>
          <table:table-cell office:value-type="float" office:value="737.99900000000002" table:style-name="ce19">
            <text:p>738</text:p>
          </table:table-cell>
          <table:table-cell office:value-type="float" office:value="835.76" table:style-name="ce19">
            <text:p>836</text:p>
          </table:table-cell>
          <table:table-cell office:value-type="float" office:value="987.94899999999996" table:style-name="ce19">
            <text:p>988</text:p>
          </table:table-cell>
          <table:table-cell office:value-type="float" office:value="1042.8920000000001" table:style-name="ce19">
            <text:p>1,043</text:p>
          </table:table-cell>
          <table:table-cell office:value-type="percentage" office:value="4.2613691618958085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Luxembourg</text:p>
          </table:table-cell>
          <table:table-cell office:value-type="float" office:value="213.137" table:style-name="ce19">
            <text:p>213</text:p>
          </table:table-cell>
          <table:table-cell office:value-type="float" office:value="216.39599999999999" table:style-name="ce19">
            <text:p>216</text:p>
          </table:table-cell>
          <table:table-cell office:value-type="float" office:value="198.97499999999999" table:style-name="ce19">
            <text:p>199</text:p>
          </table:table-cell>
          <table:table-cell office:value-type="float" office:value="210.38200000000001" table:style-name="ce19">
            <text:p>210</text:p>
          </table:table-cell>
          <table:table-cell office:value-type="float" office:value="251.733" table:style-name="ce19">
            <text:p>252</text:p>
          </table:table-cell>
          <table:table-cell office:value-type="float" office:value="276.24099999999999" table:style-name="ce19">
            <text:p>276</text:p>
          </table:table-cell>
          <table:table-cell office:value-type="float" office:value="370.16500000000002" table:style-name="ce19">
            <text:p>370</text:p>
          </table:table-cell>
          <table:table-cell office:value-type="float" office:value="382.37299999999999" table:style-name="ce19">
            <text:p>382</text:p>
          </table:table-cell>
          <table:table-cell office:value-type="float" office:value="395.22300000000001" table:style-name="ce19">
            <text:p>395</text:p>
          </table:table-cell>
          <table:table-cell office:value-type="float" office:value="434.988" table:style-name="ce19">
            <text:p>435</text:p>
          </table:table-cell>
          <table:table-cell office:value-type="float" office:value="550.80700000000002" table:style-name="ce19">
            <text:p>551</text:p>
          </table:table-cell>
          <table:table-cell office:value-type="percentage" office:value="2.2506567927995848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Malta</text:p>
          </table:table-cell>
          <table:table-cell office:value-type="float" office:value="1109.1179999999999" table:style-name="ce19">
            <text:p>1,109</text:p>
          </table:table-cell>
          <table:table-cell office:value-type="float" office:value="1063.961" table:style-name="ce19">
            <text:p>1,064</text:p>
          </table:table-cell>
          <table:table-cell office:value-type="float" office:value="996.23199999999997" table:style-name="ce19">
            <text:p>996</text:p>
          </table:table-cell>
          <table:table-cell office:value-type="float" office:value="1036.922" table:style-name="ce19">
            <text:p>1,037</text:p>
          </table:table-cell>
          <table:table-cell office:value-type="float" office:value="1090.0909999999999" table:style-name="ce19">
            <text:p>1,090</text:p>
          </table:table-cell>
          <table:table-cell office:value-type="float" office:value="1111.3800000000001" table:style-name="ce19">
            <text:p>1,111</text:p>
          </table:table-cell>
          <table:table-cell office:value-type="float" office:value="1158.9100000000001" table:style-name="ce19">
            <text:p>1,159</text:p>
          </table:table-cell>
          <table:table-cell office:value-type="float" office:value="1230.3309999999999" table:style-name="ce19">
            <text:p>1,230</text:p>
          </table:table-cell>
          <table:table-cell office:value-type="float" office:value="1288.989" table:style-name="ce19">
            <text:p>1,289</text:p>
          </table:table-cell>
          <table:table-cell office:value-type="float" office:value="1359.7529999999999" table:style-name="ce19">
            <text:p>1,360</text:p>
          </table:table-cell>
          <table:table-cell office:value-type="float" office:value="1481.29" table:style-name="ce19">
            <text:p>1,481</text:p>
          </table:table-cell>
          <table:table-cell office:value-type="percentage" office:value="6.0527106601878638E-3" table:style-name="ce20">
            <text:p>1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Netherlands</text:p>
          </table:table-cell>
          <table:table-cell office:value-type="float" office:value="8347.7649999999994" table:style-name="ce19">
            <text:p>8,348</text:p>
          </table:table-cell>
          <table:table-cell office:value-type="float" office:value="7656.46" table:style-name="ce19">
            <text:p>7,656</text:p>
          </table:table-cell>
          <table:table-cell office:value-type="float" office:value="6967.085" table:style-name="ce19">
            <text:p>6,967</text:p>
          </table:table-cell>
          <table:table-cell office:value-type="float" office:value="6872.8140000000003" table:style-name="ce19">
            <text:p>6,873</text:p>
          </table:table-cell>
          <table:table-cell office:value-type="float" office:value="7548.1260000000002" table:style-name="ce19">
            <text:p>7,548</text:p>
          </table:table-cell>
          <table:table-cell office:value-type="float" office:value="7768.5609999999997" table:style-name="ce19">
            <text:p>7,769</text:p>
          </table:table-cell>
          <table:table-cell office:value-type="float" office:value="8176.8389999999999" table:style-name="ce19">
            <text:p>8,177</text:p>
          </table:table-cell>
          <table:table-cell office:value-type="float" office:value="8772.1530000000002" table:style-name="ce19">
            <text:p>8,772</text:p>
          </table:table-cell>
          <table:table-cell office:value-type="float" office:value="9527.2150000000001" table:style-name="ce19">
            <text:p>9,527</text:p>
          </table:table-cell>
          <table:table-cell office:value-type="float" office:value="10422.630999999999" table:style-name="ce19">
            <text:p>10,423</text:p>
          </table:table-cell>
          <table:table-cell office:value-type="float" office:value="10698.087" table:style-name="ce19">
            <text:p>10,698</text:p>
          </table:table-cell>
          <table:table-cell office:value-type="percentage" office:value="4.3713537003906872E-2" table:style-name="ce20">
            <text:p>4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Poland</text:p>
          </table:table-cell>
          <table:table-cell office:value-type="float" office:value="4351.4049999999997" table:style-name="ce19">
            <text:p>4,351</text:p>
          </table:table-cell>
          <table:table-cell office:value-type="float" office:value="5022.8630000000003" table:style-name="ce19">
            <text:p>5,023</text:p>
          </table:table-cell>
          <table:table-cell office:value-type="float" office:value="4228.22" table:style-name="ce19">
            <text:p>4,228</text:p>
          </table:table-cell>
          <table:table-cell office:value-type="float" office:value="4226.085" table:style-name="ce19">
            <text:p>4,226</text:p>
          </table:table-cell>
          <table:table-cell office:value-type="float" office:value="4260.5929999999998" table:style-name="ce19">
            <text:p>4,261</text:p>
          </table:table-cell>
          <table:table-cell office:value-type="float" office:value="4619.3829999999998" table:style-name="ce19">
            <text:p>4,619</text:p>
          </table:table-cell>
          <table:table-cell office:value-type="float" office:value="5312.2349999999997" table:style-name="ce19">
            <text:p>5,312</text:p>
          </table:table-cell>
          <table:table-cell office:value-type="float" office:value="5206.674" table:style-name="ce19">
            <text:p>5,207</text:p>
          </table:table-cell>
          <table:table-cell office:value-type="float" office:value="6164.3879999999999" table:style-name="ce19">
            <text:p>6,164</text:p>
          </table:table-cell>
          <table:table-cell office:value-type="float" office:value="7117.2070000000003" table:style-name="ce19">
            <text:p>7,117</text:p>
          </table:table-cell>
          <table:table-cell office:value-type="float" office:value="7821.3789999999999" table:style-name="ce19">
            <text:p>7,821</text:p>
          </table:table-cell>
          <table:table-cell office:value-type="percentage" office:value="3.1958997934684971E-2" table:style-name="ce20">
            <text:p>3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1">
          <table:table-cell table:style-name="ce17"/>
          <table:table-cell office:value-type="string" table:style-name="ce18">
            <text:p>Portugal &amp; Madeira<text:span text:style-name="T4">2</text:span></text:p>
          </table:table-cell>
          <table:table-cell office:value-type="float" office:value="5259.018" table:style-name="ce19">
            <text:p>5,259</text:p>
          </table:table-cell>
          <table:table-cell office:value-type="float" office:value="5431.3180000000002" table:style-name="ce19">
            <text:p>5,431</text:p>
          </table:table-cell>
          <table:table-cell office:value-type="float" office:value="4934.0929999999998" table:style-name="ce19">
            <text:p>4,934</text:p>
          </table:table-cell>
          <table:table-cell office:value-type="float" office:value="4882.076" table:style-name="ce19">
            <text:p>4,882</text:p>
          </table:table-cell>
          <table:table-cell office:value-type="float" office:value="5325.491" table:style-name="ce19">
            <text:p>5,325</text:p>
          </table:table-cell>
          <table:table-cell office:value-type="float" office:value="5129.049" table:style-name="ce19">
            <text:p>5,129</text:p>
          </table:table-cell>
          <table:table-cell office:value-type="float" office:value="5447.7809999999999" table:style-name="ce19">
            <text:p>5,448</text:p>
          </table:table-cell>
          <table:table-cell office:value-type="float" office:value="6094.79" table:style-name="ce19">
            <text:p>6,095</text:p>
          </table:table-cell>
          <table:table-cell office:value-type="float" office:value="6589.6790000000001" table:style-name="ce19">
            <text:p>6,590</text:p>
          </table:table-cell>
          <table:table-cell office:value-type="float" office:value="7376.0630000000001" table:style-name="ce19">
            <text:p>7,376</text:p>
          </table:table-cell>
          <table:table-cell office:value-type="float" office:value="8386.0040000000008" table:style-name="ce19">
            <text:p>8,386</text:p>
          </table:table-cell>
          <table:table-cell office:value-type="percentage" office:value="3.426611656541128E-2" table:style-name="ce20">
            <text:p>3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Romania</text:p>
          </table:table-cell>
          <table:table-cell office:value-type="float" office:value="333.255" table:style-name="ce19">
            <text:p>333</text:p>
          </table:table-cell>
          <table:table-cell office:value-type="float" office:value="484.85399999999998" table:style-name="ce19">
            <text:p>485</text:p>
          </table:table-cell>
          <table:table-cell office:value-type="float" office:value="544.04999999999995" table:style-name="ce19">
            <text:p>544</text:p>
          </table:table-cell>
          <table:table-cell office:value-type="float" office:value="626.14800000000002" table:style-name="ce19">
            <text:p>626</text:p>
          </table:table-cell>
          <table:table-cell office:value-type="float" office:value="717.25599999999997" table:style-name="ce19">
            <text:p>717</text:p>
          </table:table-cell>
          <table:table-cell office:value-type="float" office:value="772.06600000000003" table:style-name="ce19">
            <text:p>772</text:p>
          </table:table-cell>
          <table:table-cell office:value-type="float" office:value="826.25300000000004" table:style-name="ce19">
            <text:p>826</text:p>
          </table:table-cell>
          <table:table-cell office:value-type="float" office:value="1153.979" table:style-name="ce19">
            <text:p>1,154</text:p>
          </table:table-cell>
          <table:table-cell office:value-type="float" office:value="1552.6010000000001" table:style-name="ce19">
            <text:p>1,553</text:p>
          </table:table-cell>
          <table:table-cell office:value-type="float" office:value="2225.0059999999999" table:style-name="ce19">
            <text:p>2,225</text:p>
          </table:table-cell>
          <table:table-cell office:value-type="float" office:value="2855.25" table:style-name="ce19">
            <text:p>2,855</text:p>
          </table:table-cell>
          <table:table-cell office:value-type="percentage" office:value="1.1666859367511696E-2" table:style-name="ce20">
            <text:p>1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Slovak Republic</text:p>
          </table:table-cell>
          <table:table-cell office:value-type="float" office:value="527.71400000000006" table:style-name="ce19">
            <text:p>528</text:p>
          </table:table-cell>
          <table:table-cell office:value-type="float" office:value="715.18899999999996" table:style-name="ce19">
            <text:p>715</text:p>
          </table:table-cell>
          <table:table-cell office:value-type="float" office:value="561.84299999999996" table:style-name="ce19">
            <text:p>562</text:p>
          </table:table-cell>
          <table:table-cell office:value-type="float" office:value="505.339" table:style-name="ce19">
            <text:p>505</text:p>
          </table:table-cell>
          <table:table-cell office:value-type="float" office:value="468.32400000000001" table:style-name="ce19">
            <text:p>468</text:p>
          </table:table-cell>
          <table:table-cell office:value-type="float" office:value="454.4" table:style-name="ce19">
            <text:p>454</text:p>
          </table:table-cell>
          <table:table-cell office:value-type="float" office:value="439.54300000000001" table:style-name="ce19">
            <text:p>440</text:p>
          </table:table-cell>
          <table:table-cell office:value-type="float" office:value="509.387" table:style-name="ce19">
            <text:p>509</text:p>
          </table:table-cell>
          <table:table-cell office:value-type="float" office:value="653.36699999999996" table:style-name="ce19">
            <text:p>653</text:p>
          </table:table-cell>
          <table:table-cell office:value-type="float" office:value="708.88499999999999" table:style-name="ce19">
            <text:p>709</text:p>
          </table:table-cell>
          <table:table-cell office:value-type="float" office:value="620.45899999999995" table:style-name="ce19">
            <text:p>620</text:p>
          </table:table-cell>
          <table:table-cell office:value-type="percentage" office:value="2.5352623750308865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Slovenia</text:p>
          </table:table-cell>
          <table:table-cell office:value-type="float" office:value="189.51499999999999" table:style-name="ce19">
            <text:p>190</text:p>
          </table:table-cell>
          <table:table-cell office:value-type="float" office:value="168.14500000000001" table:style-name="ce19">
            <text:p>168</text:p>
          </table:table-cell>
          <table:table-cell office:value-type="float" office:value="139.15" table:style-name="ce19">
            <text:p>139</text:p>
          </table:table-cell>
          <table:table-cell office:value-type="float" office:value="126.75" table:style-name="ce19">
            <text:p>127</text:p>
          </table:table-cell>
          <table:table-cell office:value-type="float" office:value="127.31100000000001" table:style-name="ce19">
            <text:p>127</text:p>
          </table:table-cell>
          <table:table-cell office:value-type="float" office:value="124.432" table:style-name="ce19">
            <text:p>124</text:p>
          </table:table-cell>
          <table:table-cell office:value-type="float" office:value="162.53100000000001" table:style-name="ce19">
            <text:p>163</text:p>
          </table:table-cell>
          <table:table-cell office:value-type="float" office:value="153.98099999999999" table:style-name="ce19">
            <text:p>154</text:p>
          </table:table-cell>
          <table:table-cell office:value-type="float" office:value="165.148" table:style-name="ce19">
            <text:p>165</text:p>
          </table:table-cell>
          <table:table-cell office:value-type="float" office:value="187.81899999999999" table:style-name="ce19">
            <text:p>188</text:p>
          </table:table-cell>
          <table:table-cell office:value-type="float" office:value="247.28100000000001" table:style-name="ce19">
            <text:p>247</text:p>
          </table:table-cell>
          <table:table-cell office:value-type="percentage" office:value="1.0104168290894526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Spain and Canary Islands</text:p>
          </table:table-cell>
          <table:table-cell office:value-type="float" office:value="35481.277000000002" table:style-name="ce19">
            <text:p>35,481</text:p>
          </table:table-cell>
          <table:table-cell office:value-type="float" office:value="34516.550000000003" table:style-name="ce19">
            <text:p>34,517</text:p>
          </table:table-cell>
          <table:table-cell office:value-type="float" office:value="30416.858" table:style-name="ce19">
            <text:p>30,417</text:p>
          </table:table-cell>
          <table:table-cell office:value-type="float" office:value="28700.953000000001" table:style-name="ce19">
            <text:p>28,701</text:p>
          </table:table-cell>
          <table:table-cell office:value-type="float" office:value="31477.235000000001" table:style-name="ce19">
            <text:p>31,477</text:p>
          </table:table-cell>
          <table:table-cell office:value-type="float" office:value="31277.121999999999" table:style-name="ce19">
            <text:p>31,277</text:p>
          </table:table-cell>
          <table:table-cell office:value-type="float" office:value="32728.216" table:style-name="ce19">
            <text:p>32,728</text:p>
          </table:table-cell>
          <table:table-cell office:value-type="float" office:value="34269.046000000002" table:style-name="ce19">
            <text:p>34,269</text:p>
          </table:table-cell>
          <table:table-cell office:value-type="float" office:value="35725.106" table:style-name="ce19">
            <text:p>35,725</text:p>
          </table:table-cell>
          <table:table-cell office:value-type="float" office:value="41411.493999999999" table:style-name="ce19">
            <text:p>41,411</text:p>
          </table:table-cell>
          <table:table-cell office:value-type="float" office:value="45213.442999999999" table:style-name="ce19">
            <text:p>45,213</text:p>
          </table:table-cell>
          <table:table-cell office:value-type="percentage" office:value="0.18474700324034887" table:style-name="ce20">
            <text:p>18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Sweden</text:p>
          </table:table-cell>
          <table:table-cell office:value-type="float" office:value="2267.9250000000002" table:style-name="ce19">
            <text:p>2,268</text:p>
          </table:table-cell>
          <table:table-cell office:value-type="float" office:value="2296.4540000000002" table:style-name="ce19">
            <text:p>2,296</text:p>
          </table:table-cell>
          <table:table-cell office:value-type="float" office:value="2073.5439999999999" table:style-name="ce19">
            <text:p>2,074</text:p>
          </table:table-cell>
          <table:table-cell office:value-type="float" office:value="2188.7249999999999" table:style-name="ce19">
            <text:p>2,189</text:p>
          </table:table-cell>
          <table:table-cell office:value-type="float" office:value="2545.4360000000001" table:style-name="ce19">
            <text:p>2,545</text:p>
          </table:table-cell>
          <table:table-cell office:value-type="float" office:value="2493.1790000000001" table:style-name="ce19">
            <text:p>2,493</text:p>
          </table:table-cell>
          <table:table-cell office:value-type="float" office:value="2593.25" table:style-name="ce19">
            <text:p>2,593</text:p>
          </table:table-cell>
          <table:table-cell office:value-type="float" office:value="2608.5459999999998" table:style-name="ce19">
            <text:p>2,609</text:p>
          </table:table-cell>
          <table:table-cell office:value-type="float" office:value="2690.0929999999998" table:style-name="ce19">
            <text:p>2,690</text:p>
          </table:table-cell>
          <table:table-cell office:value-type="float" office:value="2787.5189999999998" table:style-name="ce19">
            <text:p>2,788</text:p>
          </table:table-cell>
          <table:table-cell office:value-type="float" office:value="2841.623" table:style-name="ce19">
            <text:p>2,842</text:p>
          </table:table-cell>
          <table:table-cell office:value-type="percentage" office:value="1.1611177976179559E-2" table:style-name="ce20">
            <text:p>1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1">
          <table:table-cell table:style-name="ce17"/>
          <table:table-cell office:value-type="string" table:style-name="ce17">
            <text:p>Total EU-28</text:p>
          </table:table-cell>
          <table:table-cell office:value-type="float" office:value="125740.204" table:style-name="ce26">
            <text:p>125,740</text:p>
          </table:table-cell>
          <table:table-cell office:value-type="float" office:value="123568.864" table:style-name="ce26">
            <text:p>123,569</text:p>
          </table:table-cell>
          <table:table-cell office:value-type="float" office:value="112030.53" table:style-name="ce26">
            <text:p>112,031</text:p>
          </table:table-cell>
          <table:table-cell office:value-type="float" office:value="107645.576" table:style-name="ce26">
            <text:p>107,646</text:p>
          </table:table-cell>
          <table:table-cell office:value-type="float" office:value="114862.03599999999" table:style-name="ce26">
            <text:p>114,862</text:p>
          </table:table-cell>
          <table:table-cell office:value-type="float" office:value="115967.196" table:style-name="ce26">
            <text:p>115,967</text:p>
          </table:table-cell>
          <table:table-cell office:value-type="float" office:value="120445.338" table:style-name="ce26">
            <text:p>120,445</text:p>
          </table:table-cell>
          <table:table-cell office:value-type="float" office:value="127482.05100000001" table:style-name="ce26">
            <text:p>127,482</text:p>
          </table:table-cell>
          <table:table-cell office:value-type="float" office:value="137178.25399999999" table:style-name="ce26">
            <text:p>137,178</text:p>
          </table:table-cell>
          <table:table-cell office:value-type="float" office:value="152750.37700000001" table:style-name="ce26">
            <text:p>152,750</text:p>
          </table:table-cell>
          <table:table-cell office:value-type="float" office:value="164236.609" table:style-name="ce26">
            <text:p>164,237</text:p>
          </table:table-cell>
          <table:table-cell office:value-type="percentage" office:value="0.6710884931967448" table:style-name="ce27">
            <text:p>67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6">
          <table:table-cell office:value-type="string" table:style-name="ce17">
            <text:p>Other Europe:</text:p>
          </table:table-cell>
          <table:table-cell table:style-name="ce14"/>
          <table:table-cell table:number-columns-repeated="11" table:style-name="ce19"/>
          <table:table-cell table:style-name="ce20"/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Norway</text:p>
          </table:table-cell>
          <table:table-cell office:value-type="float" office:value="1857.415" table:style-name="ce19">
            <text:p>1,857</text:p>
          </table:table-cell>
          <table:table-cell office:value-type="float" office:value="1990.1959999999999" table:style-name="ce19">
            <text:p>1,990</text:p>
          </table:table-cell>
          <table:table-cell office:value-type="float" office:value="2015.9770000000001" table:style-name="ce19">
            <text:p>2,016</text:p>
          </table:table-cell>
          <table:table-cell office:value-type="float" office:value="2082.8020000000001" table:style-name="ce19">
            <text:p>2,083</text:p>
          </table:table-cell>
          <table:table-cell office:value-type="float" office:value="2238.3009999999999" table:style-name="ce19">
            <text:p>2,238</text:p>
          </table:table-cell>
          <table:table-cell office:value-type="float" office:value="2426.0650000000001" table:style-name="ce19">
            <text:p>2,426</text:p>
          </table:table-cell>
          <table:table-cell office:value-type="float" office:value="2742.3380000000002" table:style-name="ce19">
            <text:p>2,742</text:p>
          </table:table-cell>
          <table:table-cell office:value-type="float" office:value="2749.663" table:style-name="ce19">
            <text:p>2,750</text:p>
          </table:table-cell>
          <table:table-cell office:value-type="float" office:value="2738.152" table:style-name="ce19">
            <text:p>2,738</text:p>
          </table:table-cell>
          <table:table-cell office:value-type="float" office:value="2608.1350000000002" table:style-name="ce19">
            <text:p>2,608</text:p>
          </table:table-cell>
          <table:table-cell office:value-type="float" office:value="2551.9259999999999" table:style-name="ce19">
            <text:p>2,552</text:p>
          </table:table-cell>
          <table:table-cell office:value-type="percentage" office:value="1.0427444797582225E-2" table:style-name="ce20">
            <text:p>1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Switzerland</text:p>
          </table:table-cell>
          <table:table-cell office:value-type="float" office:value="5156.1239999999998" table:style-name="ce19">
            <text:p>5,156</text:p>
          </table:table-cell>
          <table:table-cell office:value-type="float" office:value="5406.9219999999996" table:style-name="ce19">
            <text:p>5,407</text:p>
          </table:table-cell>
          <table:table-cell office:value-type="float" office:value="5233.7269999999999" table:style-name="ce19">
            <text:p>5,234</text:p>
          </table:table-cell>
          <table:table-cell office:value-type="float" office:value="5248.1930000000002" table:style-name="ce19">
            <text:p>5,248</text:p>
          </table:table-cell>
          <table:table-cell office:value-type="float" office:value="5789.62" table:style-name="ce19">
            <text:p>5,790</text:p>
          </table:table-cell>
          <table:table-cell office:value-type="float" office:value="5842.2579999999998" table:style-name="ce19">
            <text:p>5,842</text:p>
          </table:table-cell>
          <table:table-cell office:value-type="float" office:value="5890.8270000000002" table:style-name="ce19">
            <text:p>5,891</text:p>
          </table:table-cell>
          <table:table-cell office:value-type="float" office:value="6083.4530000000004" table:style-name="ce19">
            <text:p>6,083</text:p>
          </table:table-cell>
          <table:table-cell office:value-type="float" office:value="6242.049" table:style-name="ce19">
            <text:p>6,242</text:p>
          </table:table-cell>
          <table:table-cell office:value-type="float" office:value="6470.2790000000005" table:style-name="ce19">
            <text:p>6,470</text:p>
          </table:table-cell>
          <table:table-cell office:value-type="float" office:value="6758.2809999999999" table:style-name="ce19">
            <text:p>6,758</text:p>
          </table:table-cell>
          <table:table-cell office:value-type="percentage" office:value="2.7615064878075933E-2" table:style-name="ce20">
            <text:p>3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Gibraltar</text:p>
          </table:table-cell>
          <table:table-cell office:value-type="float" office:value="295.57100000000003" table:style-name="ce19">
            <text:p>296</text:p>
          </table:table-cell>
          <table:table-cell office:value-type="float" office:value="368.43099999999998" table:style-name="ce19">
            <text:p>368</text:p>
          </table:table-cell>
          <table:table-cell office:value-type="float" office:value="356.92200000000003" table:style-name="ce19">
            <text:p>357</text:p>
          </table:table-cell>
          <table:table-cell office:value-type="float" office:value="300.61900000000003" table:style-name="ce19">
            <text:p>301</text:p>
          </table:table-cell>
          <table:table-cell office:value-type="float" office:value="384.94299999999998" table:style-name="ce19">
            <text:p>385</text:p>
          </table:table-cell>
          <table:table-cell office:value-type="float" office:value="386.34899999999999" table:style-name="ce19">
            <text:p>386</text:p>
          </table:table-cell>
          <table:table-cell office:value-type="float" office:value="385.99299999999999" table:style-name="ce19">
            <text:p>386</text:p>
          </table:table-cell>
          <table:table-cell office:value-type="float" office:value="414.12" table:style-name="ce19">
            <text:p>414</text:p>
          </table:table-cell>
          <table:table-cell office:value-type="float" office:value="439.53300000000002" table:style-name="ce19">
            <text:p>440</text:p>
          </table:table-cell>
          <table:table-cell office:value-type="float" office:value="543.90499999999997" table:style-name="ce19">
            <text:p>544</text:p>
          </table:table-cell>
          <table:table-cell office:value-type="float" office:value="563.73" table:style-name="ce19">
            <text:p>564</text:p>
          </table:table-cell>
          <table:table-cell office:value-type="percentage" office:value="2.3034615642228765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Turkey</text:p>
          </table:table-cell>
          <table:table-cell office:value-type="float" office:value="3921.777" table:style-name="ce19">
            <text:p>3,922</text:p>
          </table:table-cell>
          <table:table-cell office:value-type="float" office:value="4370.4290000000001" table:style-name="ce19">
            <text:p>4,370</text:p>
          </table:table-cell>
          <table:table-cell office:value-type="float" office:value="4895.9610000000002" table:style-name="ce19">
            <text:p>4,896</text:p>
          </table:table-cell>
          <table:table-cell office:value-type="float" office:value="5450.33" table:style-name="ce19">
            <text:p>5,450</text:p>
          </table:table-cell>
          <table:table-cell office:value-type="float" office:value="5192.3689999999997" table:style-name="ce19">
            <text:p>5,192</text:p>
          </table:table-cell>
          <table:table-cell office:value-type="float" office:value="5140.8459999999995" table:style-name="ce19">
            <text:p>5,141</text:p>
          </table:table-cell>
          <table:table-cell office:value-type="float" office:value="5441.1980000000003" table:style-name="ce19">
            <text:p>5,441</text:p>
          </table:table-cell>
          <table:table-cell office:value-type="float" office:value="5729.7709999999997" table:style-name="ce19">
            <text:p>5,730</text:p>
          </table:table-cell>
          <table:table-cell office:value-type="float" office:value="5655.1310000000003" table:style-name="ce19">
            <text:p>5,655</text:p>
          </table:table-cell>
          <table:table-cell office:value-type="float" office:value="4620.848" table:style-name="ce19">
            <text:p>4,621</text:p>
          </table:table-cell>
          <table:table-cell office:value-type="float" office:value="4566.7709999999997" table:style-name="ce19">
            <text:p>4,567</text:p>
          </table:table-cell>
          <table:table-cell office:value-type="percentage" office:value="1.8660318718371684E-2" table:style-name="ce20">
            <text:p>2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Russia</text:p>
          </table:table-cell>
          <table:table-cell office:value-type="float" office:value="766.99199999999996" table:style-name="ce19">
            <text:p>767</text:p>
          </table:table-cell>
          <table:table-cell office:value-type="float" office:value="786.47199999999998" table:style-name="ce19">
            <text:p>786</text:p>
          </table:table-cell>
          <table:table-cell office:value-type="float" office:value="671.423" table:style-name="ce19">
            <text:p>671</text:p>
          </table:table-cell>
          <table:table-cell office:value-type="float" office:value="750.39700000000005" table:style-name="ce19">
            <text:p>750</text:p>
          </table:table-cell>
          <table:table-cell office:value-type="float" office:value="864.58500000000004" table:style-name="ce19">
            <text:p>865</text:p>
          </table:table-cell>
          <table:table-cell office:value-type="float" office:value="901.60500000000002" table:style-name="ce19">
            <text:p>902</text:p>
          </table:table-cell>
          <table:table-cell office:value-type="float" office:value="1039.7629999999999" table:style-name="ce19">
            <text:p>1,040</text:p>
          </table:table-cell>
          <table:table-cell office:value-type="float" office:value="1020.292" table:style-name="ce19">
            <text:p>1,020</text:p>
          </table:table-cell>
          <table:table-cell office:value-type="float" office:value="846.61800000000005" table:style-name="ce19">
            <text:p>847</text:p>
          </table:table-cell>
          <table:table-cell office:value-type="float" office:value="733.93" table:style-name="ce19">
            <text:p>734</text:p>
          </table:table-cell>
          <table:table-cell office:value-type="float" office:value="861.35900000000004" table:style-name="ce19">
            <text:p>861</text:p>
          </table:table-cell>
          <table:table-cell office:value-type="percentage" office:value="3.5196057500886113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1">
          <table:table-cell table:style-name="ce17"/>
          <table:table-cell office:value-type="string" table:style-name="ce18">
            <text:p>Other Former Ussr<text:span text:style-name="T4">3</text:span></text:p>
          </table:table-cell>
          <table:table-cell office:value-type="float" office:value="459.267" table:style-name="ce19">
            <text:p>459</text:p>
          </table:table-cell>
          <table:table-cell office:value-type="float" office:value="409.12299999999999" table:style-name="ce19">
            <text:p>409</text:p>
          </table:table-cell>
          <table:table-cell office:value-type="float" office:value="461.101" table:style-name="ce19">
            <text:p>461</text:p>
          </table:table-cell>
          <table:table-cell office:value-type="float" office:value="492.77499999999998" table:style-name="ce19">
            <text:p>493</text:p>
          </table:table-cell>
          <table:table-cell office:value-type="float" office:value="587.80100000000004" table:style-name="ce19">
            <text:p>588</text:p>
          </table:table-cell>
          <table:table-cell office:value-type="float" office:value="625.75900000000001" table:style-name="ce19">
            <text:p>626</text:p>
          </table:table-cell>
          <table:table-cell office:value-type="float" office:value="541.19399999999996" table:style-name="ce19">
            <text:p>541</text:p>
          </table:table-cell>
          <table:table-cell office:value-type="float" office:value="514.26400000000001" table:style-name="ce19">
            <text:p>514</text:p>
          </table:table-cell>
          <table:table-cell office:value-type="float" office:value="515.32299999999998" table:style-name="ce19">
            <text:p>515</text:p>
          </table:table-cell>
          <table:table-cell office:value-type="float" office:value="564.09400000000005" table:style-name="ce19">
            <text:p>564</text:p>
          </table:table-cell>
          <table:table-cell office:value-type="float" office:value="662.11699999999996" table:style-name="ce19">
            <text:p>662</text:p>
          </table:table-cell>
          <table:table-cell office:value-type="percentage" office:value="2.7054814548073693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1">
          <table:table-cell table:style-name="ce17"/>
          <table:table-cell office:value-type="string" table:style-name="ce18">
            <text:p>Former Yugoslavia<text:span text:style-name="T4">3</text:span></text:p>
          </table:table-cell>
          <table:table-cell office:value-type="float" office:value="189.36" table:style-name="ce19">
            <text:p>189</text:p>
          </table:table-cell>
          <table:table-cell office:value-type="float" office:value="195.76900000000001" table:style-name="ce19">
            <text:p>196</text:p>
          </table:table-cell>
          <table:table-cell office:value-type="float" office:value="178.161" table:style-name="ce19">
            <text:p>178</text:p>
          </table:table-cell>
          <table:table-cell office:value-type="float" office:value="199.923" table:style-name="ce19">
            <text:p>200</text:p>
          </table:table-cell>
          <table:table-cell office:value-type="float" office:value="217.27699999999999" table:style-name="ce19">
            <text:p>217</text:p>
          </table:table-cell>
          <table:table-cell office:value-type="float" office:value="215.63900000000001" table:style-name="ce19">
            <text:p>216</text:p>
          </table:table-cell>
          <table:table-cell office:value-type="float" office:value="216.21199999999999" table:style-name="ce19">
            <text:p>216</text:p>
          </table:table-cell>
          <table:table-cell office:value-type="float" office:value="245.261" table:style-name="ce19">
            <text:p>245</text:p>
          </table:table-cell>
          <table:table-cell office:value-type="float" office:value="271.32" table:style-name="ce19">
            <text:p>271</text:p>
          </table:table-cell>
          <table:table-cell office:value-type="float" office:value="333.33100000000002" table:style-name="ce19">
            <text:p>333</text:p>
          </table:table-cell>
          <table:table-cell office:value-type="float" office:value="379.65199999999999" table:style-name="ce19">
            <text:p>380</text:p>
          </table:table-cell>
          <table:table-cell office:value-type="percentage" office:value="1.551299008000893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1">
          <table:table-cell table:style-name="ce17"/>
          <table:table-cell office:value-type="string" table:style-name="ce18">
            <text:p>Rest Of Europe<text:span text:style-name="T4">3</text:span></text:p>
          </table:table-cell>
          <table:table-cell office:value-type="float" office:value="3257.5729999999999" table:style-name="ce19">
            <text:p>3,258</text:p>
          </table:table-cell>
          <table:table-cell office:value-type="float" office:value="3179.23" table:style-name="ce19">
            <text:p>3,179</text:p>
          </table:table-cell>
          <table:table-cell office:value-type="float" office:value="2989.7550000000001" table:style-name="ce19">
            <text:p>2,990</text:p>
          </table:table-cell>
          <table:table-cell office:value-type="float" office:value="2920.6060000000002" table:style-name="ce19">
            <text:p>2,921</text:p>
          </table:table-cell>
          <table:table-cell office:value-type="float" office:value="3064.0430000000001" table:style-name="ce19">
            <text:p>3,064</text:p>
          </table:table-cell>
          <table:table-cell office:value-type="float" office:value="3101.973" table:style-name="ce19">
            <text:p>3,102</text:p>
          </table:table-cell>
          <table:table-cell office:value-type="float" office:value="3302.9450000000002" table:style-name="ce19">
            <text:p>3,303</text:p>
          </table:table-cell>
          <table:table-cell office:value-type="float" office:value="3484.4659999999999" table:style-name="ce19">
            <text:p>3,484</text:p>
          </table:table-cell>
          <table:table-cell office:value-type="float" office:value="3834.8719999999998" table:style-name="ce19">
            <text:p>3,835</text:p>
          </table:table-cell>
          <table:table-cell office:value-type="float" office:value="4253.9849999999997" table:style-name="ce19">
            <text:p>4,254</text:p>
          </table:table-cell>
          <table:table-cell office:value-type="float" office:value="4583.598" table:style-name="ce19">
            <text:p>4,584</text:p>
          </table:table-cell>
          <table:table-cell office:value-type="percentage" office:value="1.8729075654744024E-2" table:style-name="ce20">
            <text:p>2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7">
            <text:p>Total Other Europe</text:p>
          </table:table-cell>
          <table:table-cell office:value-type="float" office:value="15904.079" table:style-name="ce26">
            <text:p>15,904</text:p>
          </table:table-cell>
          <table:table-cell office:value-type="float" office:value="16706.572" table:style-name="ce26">
            <text:p>16,707</text:p>
          </table:table-cell>
          <table:table-cell office:value-type="float" office:value="16803.026999999998" table:style-name="ce26">
            <text:p>16,803</text:p>
          </table:table-cell>
          <table:table-cell office:value-type="float" office:value="17445.645" table:style-name="ce26">
            <text:p>17,446</text:p>
          </table:table-cell>
          <table:table-cell office:value-type="float" office:value="18338.938999999998" table:style-name="ce26">
            <text:p>18,339</text:p>
          </table:table-cell>
          <table:table-cell office:value-type="float" office:value="18640.493999999999" table:style-name="ce26">
            <text:p>18,640</text:p>
          </table:table-cell>
          <table:table-cell office:value-type="float" office:value="19560.47" table:style-name="ce26">
            <text:p>19,560</text:p>
          </table:table-cell>
          <table:table-cell office:value-type="float" office:value="20241.29" table:style-name="ce26">
            <text:p>20,241</text:p>
          </table:table-cell>
          <table:table-cell office:value-type="float" office:value="20542.998" table:style-name="ce26">
            <text:p>20,543</text:p>
          </table:table-cell>
          <table:table-cell office:value-type="float" office:value="20128.507000000001" table:style-name="ce26">
            <text:p>20,129</text:p>
          </table:table-cell>
          <table:table-cell office:value-type="float" office:value="20927.434000000001" table:style-name="ce26">
            <text:p>20,927</text:p>
          </table:table-cell>
          <table:table-cell office:value-type="percentage" office:value="8.5511751825893628E-2" table:style-name="ce27">
            <text:p>9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7">
            <text:p>Total Europe</text:p>
          </table:table-cell>
          <table:table-cell office:value-type="float" office:value="141644.283" table:style-name="ce26">
            <text:p>141,644</text:p>
          </table:table-cell>
          <table:table-cell office:value-type="float" office:value="140275.43599999999" table:style-name="ce26">
            <text:p>140,275</text:p>
          </table:table-cell>
          <table:table-cell office:value-type="float" office:value="128833.557" table:style-name="ce26">
            <text:p>128,834</text:p>
          </table:table-cell>
          <table:table-cell office:value-type="float" office:value="125091.22100000001" table:style-name="ce26">
            <text:p>125,091</text:p>
          </table:table-cell>
          <table:table-cell office:value-type="float" office:value="133200.97500000001" table:style-name="ce26">
            <text:p>133,201</text:p>
          </table:table-cell>
          <table:table-cell office:value-type="float" office:value="134607.69" table:style-name="ce26">
            <text:p>134,608</text:p>
          </table:table-cell>
          <table:table-cell office:value-type="float" office:value="140005.80799999999" table:style-name="ce26">
            <text:p>140,006</text:p>
          </table:table-cell>
          <table:table-cell office:value-type="float" office:value="147723.34099999999" table:style-name="ce26">
            <text:p>147,723</text:p>
          </table:table-cell>
          <table:table-cell office:value-type="float" office:value="157721.25200000001" table:style-name="ce26">
            <text:p>157,721</text:p>
          </table:table-cell>
          <table:table-cell office:value-type="float" office:value="172878.88399999999" table:style-name="ce26">
            <text:p>172,879</text:p>
          </table:table-cell>
          <table:table-cell office:value-type="float" office:value="185164.04300000001" table:style-name="ce26">
            <text:p>185,164</text:p>
          </table:table-cell>
          <table:table-cell office:value-type="percentage" office:value="0.75660024502263845" table:style-name="ce27">
            <text:p>76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7">
          <table:table-cell office:value-type="string" table:style-name="ce17">
            <text:p>North America:</text:p>
          </table:table-cell>
          <table:table-cell table:style-name="ce14"/>
          <table:table-cell table:number-columns-repeated="11" table:style-name="ce26"/>
          <table:table-cell table:style-name="ce27"/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USA</text:p>
          </table:table-cell>
          <table:table-cell office:value-type="float" office:value="18673.163" table:style-name="ce19">
            <text:p>18,673</text:p>
          </table:table-cell>
          <table:table-cell office:value-type="float" office:value="18299.108" table:style-name="ce19">
            <text:p>18,299</text:p>
          </table:table-cell>
          <table:table-cell office:value-type="float" office:value="16584.794000000002" table:style-name="ce19">
            <text:p>16,585</text:p>
          </table:table-cell>
          <table:table-cell office:value-type="float" office:value="16060.342000000001" table:style-name="ce19">
            <text:p>16,060</text:p>
          </table:table-cell>
          <table:table-cell office:value-type="float" office:value="17048.583999999999" table:style-name="ce19">
            <text:p>17,049</text:p>
          </table:table-cell>
          <table:table-cell office:value-type="float" office:value="17382.708999999999" table:style-name="ce19">
            <text:p>17,383</text:p>
          </table:table-cell>
          <table:table-cell office:value-type="float" office:value="17620.088" table:style-name="ce19">
            <text:p>17,620</text:p>
          </table:table-cell>
          <table:table-cell office:value-type="float" office:value="17996.873" table:style-name="ce19">
            <text:p>17,997</text:p>
          </table:table-cell>
          <table:table-cell office:value-type="float" office:value="18744.409" table:style-name="ce19">
            <text:p>18,744</text:p>
          </table:table-cell>
          <table:table-cell office:value-type="float" office:value="19412.510999999999" table:style-name="ce19">
            <text:p>19,413</text:p>
          </table:table-cell>
          <table:table-cell office:value-type="float" office:value="20163.525000000001" table:style-name="ce19">
            <text:p>20,164</text:p>
          </table:table-cell>
          <table:table-cell office:value-type="percentage" office:value="8.2390337283357429E-2" table:style-name="ce20">
            <text:p>8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Canada</text:p>
          </table:table-cell>
          <table:table-cell office:value-type="float" office:value="3736.4659999999999" table:style-name="ce19">
            <text:p>3,736</text:p>
          </table:table-cell>
          <table:table-cell office:value-type="float" office:value="3461.6750000000002" table:style-name="ce19">
            <text:p>3,462</text:p>
          </table:table-cell>
          <table:table-cell office:value-type="float" office:value="3084.7069999999999" table:style-name="ce19">
            <text:p>3,085</text:p>
          </table:table-cell>
          <table:table-cell office:value-type="float" office:value="3049.4479999999999" table:style-name="ce19">
            <text:p>3,049</text:p>
          </table:table-cell>
          <table:table-cell office:value-type="float" office:value="3137.6350000000002" table:style-name="ce19">
            <text:p>3,138</text:p>
          </table:table-cell>
          <table:table-cell office:value-type="float" office:value="3147.614" table:style-name="ce19">
            <text:p>3,148</text:p>
          </table:table-cell>
          <table:table-cell office:value-type="float" office:value="3076.0929999999998" table:style-name="ce19">
            <text:p>3,076</text:p>
          </table:table-cell>
          <table:table-cell office:value-type="float" office:value="3160.1660000000002" table:style-name="ce19">
            <text:p>3,160</text:p>
          </table:table-cell>
          <table:table-cell office:value-type="float" office:value="3150.2890000000002" table:style-name="ce19">
            <text:p>3,150</text:p>
          </table:table-cell>
          <table:table-cell office:value-type="float" office:value="3528.9270000000001" table:style-name="ce19">
            <text:p>3,529</text:p>
          </table:table-cell>
          <table:table-cell office:value-type="float" office:value="3564.2640000000001" table:style-name="ce19">
            <text:p>3,564</text:p>
          </table:table-cell>
          <table:table-cell office:value-type="percentage" office:value="1.4563967020991055E-2" table:style-name="ce20">
            <text:p>1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7">
            <text:p>Total North America</text:p>
          </table:table-cell>
          <table:table-cell office:value-type="float" office:value="22409.629000000001" table:style-name="ce26">
            <text:p>22,410</text:p>
          </table:table-cell>
          <table:table-cell office:value-type="float" office:value="21760.782999999999" table:style-name="ce26">
            <text:p>21,761</text:p>
          </table:table-cell>
          <table:table-cell office:value-type="float" office:value="19669.501" table:style-name="ce26">
            <text:p>19,670</text:p>
          </table:table-cell>
          <table:table-cell office:value-type="float" office:value="19109.79" table:style-name="ce26">
            <text:p>19,110</text:p>
          </table:table-cell>
          <table:table-cell office:value-type="float" office:value="20186.218999999997" table:style-name="ce26">
            <text:p>20,186</text:p>
          </table:table-cell>
          <table:table-cell office:value-type="float" office:value="20530.323" table:style-name="ce26">
            <text:p>20,530</text:p>
          </table:table-cell>
          <table:table-cell office:value-type="float" office:value="20696.181" table:style-name="ce26">
            <text:p>20,696</text:p>
          </table:table-cell>
          <table:table-cell office:value-type="float" office:value="21157.039000000001" table:style-name="ce26">
            <text:p>21,157</text:p>
          </table:table-cell>
          <table:table-cell office:value-type="float" office:value="21894.698" table:style-name="ce26">
            <text:p>21,895</text:p>
          </table:table-cell>
          <table:table-cell office:value-type="float" office:value="22941.437999999998" table:style-name="ce26">
            <text:p>22,941</text:p>
          </table:table-cell>
          <table:table-cell office:value-type="float" office:value="23727.789000000001" table:style-name="ce26">
            <text:p>23,728</text:p>
          </table:table-cell>
          <table:table-cell office:value-type="percentage" office:value="9.6954304304348468E-2" table:style-name="ce27">
            <text:p>1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7">
          <table:table-cell office:value-type="string" table:style-name="ce17">
            <text:p>Rest Of World:</text:p>
          </table:table-cell>
          <table:table-cell table:style-name="ce14"/>
          <table:table-cell table:number-columns-repeated="11" table:style-name="ce19"/>
          <table:table-cell table:style-name="ce20"/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Egypt</text:p>
          </table:table-cell>
          <table:table-cell office:value-type="float" office:value="1982.6310000000001" table:style-name="ce19">
            <text:p>1,983</text:p>
          </table:table-cell>
          <table:table-cell office:value-type="float" office:value="2272.9140000000002" table:style-name="ce19">
            <text:p>2,273</text:p>
          </table:table-cell>
          <table:table-cell office:value-type="float" office:value="2668.3890000000001" table:style-name="ce19">
            <text:p>2,668</text:p>
          </table:table-cell>
          <table:table-cell office:value-type="float" office:value="2885.8890000000001" table:style-name="ce19">
            <text:p>2,886</text:p>
          </table:table-cell>
          <table:table-cell office:value-type="float" office:value="2147.9940000000001" table:style-name="ce19">
            <text:p>2,148</text:p>
          </table:table-cell>
          <table:table-cell office:value-type="float" office:value="2144.81" table:style-name="ce19">
            <text:p>2,145</text:p>
          </table:table-cell>
          <table:table-cell office:value-type="float" office:value="2042.778" table:style-name="ce19">
            <text:p>2,043</text:p>
          </table:table-cell>
          <table:table-cell office:value-type="float" office:value="1989.626" table:style-name="ce19">
            <text:p>1,990</text:p>
          </table:table-cell>
          <table:table-cell office:value-type="float" office:value="1884.9369999999999" table:style-name="ce19">
            <text:p>1,885</text:p>
          </table:table-cell>
          <table:table-cell office:value-type="float" office:value="614.48800000000006" table:style-name="ce19">
            <text:p>614</text:p>
          </table:table-cell>
          <table:table-cell office:value-type="float" office:value="767.71699999999998" table:style-name="ce19">
            <text:p>768</text:p>
          </table:table-cell>
          <table:table-cell office:value-type="percentage" office:value="3.1369744411340432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Rest Of North Africa</text:p>
          </table:table-cell>
          <table:table-cell office:value-type="float" office:value="1668.078" table:style-name="ce19">
            <text:p>1,668</text:p>
          </table:table-cell>
          <table:table-cell office:value-type="float" office:value="1359.3219999999999" table:style-name="ce19">
            <text:p>1,359</text:p>
          </table:table-cell>
          <table:table-cell office:value-type="float" office:value="1399.944" table:style-name="ce19">
            <text:p>1,400</text:p>
          </table:table-cell>
          <table:table-cell office:value-type="float" office:value="1793.1369999999999" table:style-name="ce19">
            <text:p>1,793</text:p>
          </table:table-cell>
          <table:table-cell office:value-type="float" office:value="1452.2280000000001" table:style-name="ce19">
            <text:p>1,452</text:p>
          </table:table-cell>
          <table:table-cell office:value-type="float" office:value="1645.7940000000001" table:style-name="ce19">
            <text:p>1,646</text:p>
          </table:table-cell>
          <table:table-cell office:value-type="float" office:value="1949.4960000000001" table:style-name="ce19">
            <text:p>1,949</text:p>
          </table:table-cell>
          <table:table-cell office:value-type="float" office:value="2095.3319999999999" table:style-name="ce19">
            <text:p>2,095</text:p>
          </table:table-cell>
          <table:table-cell office:value-type="float" office:value="1661.836" table:style-name="ce19">
            <text:p>1,662</text:p>
          </table:table-cell>
          <table:table-cell office:value-type="float" office:value="1293.394" table:style-name="ce19">
            <text:p>1,293</text:p>
          </table:table-cell>
          <table:table-cell office:value-type="float" office:value="1391.646" table:style-name="ce19">
            <text:p>1,392</text:p>
          </table:table-cell>
          <table:table-cell office:value-type="percentage" office:value="5.6864156103178989E-3" table:style-name="ce20">
            <text:p>1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South Africa</text:p>
          </table:table-cell>
          <table:table-cell office:value-type="float" office:value="1676.991" table:style-name="ce19">
            <text:p>1,677</text:p>
          </table:table-cell>
          <table:table-cell office:value-type="float" office:value="1529.931" table:style-name="ce19">
            <text:p>1,530</text:p>
          </table:table-cell>
          <table:table-cell office:value-type="float" office:value="1465.4770000000001" table:style-name="ce19">
            <text:p>1,465</text:p>
          </table:table-cell>
          <table:table-cell office:value-type="float" office:value="1378.5650000000001" table:style-name="ce19">
            <text:p>1,379</text:p>
          </table:table-cell>
          <table:table-cell office:value-type="float" office:value="1332.7180000000001" table:style-name="ce19">
            <text:p>1,333</text:p>
          </table:table-cell>
          <table:table-cell office:value-type="float" office:value="1315.125" table:style-name="ce19">
            <text:p>1,315</text:p>
          </table:table-cell>
          <table:table-cell office:value-type="float" office:value="1305.4760000000001" table:style-name="ce19">
            <text:p>1,305</text:p>
          </table:table-cell>
          <table:table-cell office:value-type="float" office:value="1362.0319999999999" table:style-name="ce19">
            <text:p>1,362</text:p>
          </table:table-cell>
          <table:table-cell office:value-type="float" office:value="1356.1590000000001" table:style-name="ce19">
            <text:p>1,356</text:p>
          </table:table-cell>
          <table:table-cell office:value-type="float" office:value="1301.3879999999999" table:style-name="ce19">
            <text:p>1,301</text:p>
          </table:table-cell>
          <table:table-cell office:value-type="float" office:value="1330.8109999999999" table:style-name="ce19">
            <text:p>1,331</text:p>
          </table:table-cell>
          <table:table-cell office:value-type="percentage" office:value="5.4378372407801788E-3" table:style-name="ce20">
            <text:p>1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Rest Of Africa</text:p>
          </table:table-cell>
          <table:table-cell office:value-type="float" office:value="2016.1569999999999" table:style-name="ce19">
            <text:p>2,016</text:p>
          </table:table-cell>
          <table:table-cell office:value-type="float" office:value="1795.6310000000001" table:style-name="ce19">
            <text:p>1,796</text:p>
          </table:table-cell>
          <table:table-cell office:value-type="float" office:value="1727.2360000000001" table:style-name="ce19">
            <text:p>1,727</text:p>
          </table:table-cell>
          <table:table-cell office:value-type="float" office:value="1736.11" table:style-name="ce19">
            <text:p>1,736</text:p>
          </table:table-cell>
          <table:table-cell office:value-type="float" office:value="1841.982" table:style-name="ce19">
            <text:p>1,842</text:p>
          </table:table-cell>
          <table:table-cell office:value-type="float" office:value="1768.442" table:style-name="ce19">
            <text:p>1,768</text:p>
          </table:table-cell>
          <table:table-cell office:value-type="float" office:value="1616.981" table:style-name="ce19">
            <text:p>1,617</text:p>
          </table:table-cell>
          <table:table-cell office:value-type="float" office:value="1574.086" table:style-name="ce19">
            <text:p>1,574</text:p>
          </table:table-cell>
          <table:table-cell office:value-type="float" office:value="1380.44" table:style-name="ce19">
            <text:p>1,380</text:p>
          </table:table-cell>
          <table:table-cell office:value-type="float" office:value="1362.65" table:style-name="ce19">
            <text:p>1,363</text:p>
          </table:table-cell>
          <table:table-cell office:value-type="float" office:value="1332.8009999999999" table:style-name="ce19">
            <text:p>1,333</text:p>
          </table:table-cell>
          <table:table-cell office:value-type="percentage" office:value="5.4459685953520548E-3" table:style-name="ce20">
            <text:p>1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Israel</text:p>
          </table:table-cell>
          <table:table-cell office:value-type="float" office:value="708.40499999999997" table:style-name="ce19">
            <text:p>708</text:p>
          </table:table-cell>
          <table:table-cell office:value-type="float" office:value="817.36800000000005" table:style-name="ce19">
            <text:p>817</text:p>
          </table:table-cell>
          <table:table-cell office:value-type="float" office:value="846.74900000000002" table:style-name="ce19">
            <text:p>847</text:p>
          </table:table-cell>
          <table:table-cell office:value-type="float" office:value="769.35500000000002" table:style-name="ce19">
            <text:p>769</text:p>
          </table:table-cell>
          <table:table-cell office:value-type="float" office:value="812.08399999999995" table:style-name="ce19">
            <text:p>812</text:p>
          </table:table-cell>
          <table:table-cell office:value-type="float" office:value="812.58500000000004" table:style-name="ce19">
            <text:p>813</text:p>
          </table:table-cell>
          <table:table-cell office:value-type="float" office:value="892.173" table:style-name="ce19">
            <text:p>892</text:p>
          </table:table-cell>
          <table:table-cell office:value-type="float" office:value="882.58100000000002" table:style-name="ce19">
            <text:p>883</text:p>
          </table:table-cell>
          <table:table-cell office:value-type="float" office:value="985.09299999999996" table:style-name="ce19">
            <text:p>985</text:p>
          </table:table-cell>
          <table:table-cell office:value-type="float" office:value="1048.1859999999999" table:style-name="ce19">
            <text:p>1,048</text:p>
          </table:table-cell>
          <table:table-cell office:value-type="float" office:value="1151.4390000000001" table:style-name="ce19">
            <text:p>1,151</text:p>
          </table:table-cell>
          <table:table-cell office:value-type="percentage" office:value="4.7049039079829439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Qatar</text:p>
          </table:table-cell>
          <table:table-cell office:value-type="float" office:value="807.76" table:style-name="ce19">
            <text:p>808</text:p>
          </table:table-cell>
          <table:table-cell office:value-type="float" office:value="749.52700000000004" table:style-name="ce19">
            <text:p>750</text:p>
          </table:table-cell>
          <table:table-cell office:value-type="float" office:value="823.94799999999998" table:style-name="ce19">
            <text:p>824</text:p>
          </table:table-cell>
          <table:table-cell office:value-type="float" office:value="885.14499999999998" table:style-name="ce19">
            <text:p>885</text:p>
          </table:table-cell>
          <table:table-cell office:value-type="float" office:value="922.55799999999999" table:style-name="ce19">
            <text:p>923</text:p>
          </table:table-cell>
          <table:table-cell office:value-type="float" office:value="1014.05" table:style-name="ce19">
            <text:p>1,014</text:p>
          </table:table-cell>
          <table:table-cell office:value-type="float" office:value="1019.564" table:style-name="ce19">
            <text:p>1,020</text:p>
          </table:table-cell>
          <table:table-cell office:value-type="float" office:value="1149.3779999999999" table:style-name="ce19">
            <text:p>1,149</text:p>
          </table:table-cell>
          <table:table-cell office:value-type="float" office:value="1449.394" table:style-name="ce19">
            <text:p>1,449</text:p>
          </table:table-cell>
          <table:table-cell office:value-type="float" office:value="1765.9839999999999" table:style-name="ce19">
            <text:p>1,766</text:p>
          </table:table-cell>
          <table:table-cell office:value-type="float" office:value="1873.53" table:style-name="ce19">
            <text:p>1,874</text:p>
          </table:table-cell>
          <table:table-cell office:value-type="percentage" office:value="7.6554455934906528E-3" table:style-name="ce20">
            <text:p>1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Saudi Arabia</text:p>
          </table:table-cell>
          <table:table-cell office:value-type="float" office:value="251.114" table:style-name="ce19">
            <text:p>251</text:p>
          </table:table-cell>
          <table:table-cell office:value-type="float" office:value="286.548" table:style-name="ce19">
            <text:p>287</text:p>
          </table:table-cell>
          <table:table-cell office:value-type="float" office:value="377.75799999999998" table:style-name="ce19">
            <text:p>378</text:p>
          </table:table-cell>
          <table:table-cell office:value-type="float" office:value="420.476" table:style-name="ce19">
            <text:p>420</text:p>
          </table:table-cell>
          <table:table-cell office:value-type="float" office:value="464.03500000000003" table:style-name="ce19">
            <text:p>464</text:p>
          </table:table-cell>
          <table:table-cell office:value-type="float" office:value="479.38099999999997" table:style-name="ce19">
            <text:p>479</text:p>
          </table:table-cell>
          <table:table-cell office:value-type="float" office:value="496.13900000000001" table:style-name="ce19">
            <text:p>496</text:p>
          </table:table-cell>
          <table:table-cell office:value-type="float" office:value="565.11699999999996" table:style-name="ce19">
            <text:p>565</text:p>
          </table:table-cell>
          <table:table-cell office:value-type="float" office:value="561.26" table:style-name="ce19">
            <text:p>561</text:p>
          </table:table-cell>
          <table:table-cell office:value-type="float" office:value="592.45699999999999" table:style-name="ce19">
            <text:p>592</text:p>
          </table:table-cell>
          <table:table-cell office:value-type="float" office:value="584.89499999999998" table:style-name="ce19">
            <text:p>585</text:p>
          </table:table-cell>
          <table:table-cell office:value-type="percentage" office:value="2.3899440363403389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UAE</text:p>
          </table:table-cell>
          <table:table-cell office:value-type="float" office:value="3963.5509999999999" table:style-name="ce19">
            <text:p>3,964</text:p>
          </table:table-cell>
          <table:table-cell office:value-type="float" office:value="4279.1719999999996" table:style-name="ce19">
            <text:p>4,279</text:p>
          </table:table-cell>
          <table:table-cell office:value-type="float" office:value="4562.63" table:style-name="ce19">
            <text:p>4,563</text:p>
          </table:table-cell>
          <table:table-cell office:value-type="float" office:value="4815.9430000000002" table:style-name="ce19">
            <text:p>4,816</text:p>
          </table:table-cell>
          <table:table-cell office:value-type="float" office:value="5107.7250000000004" table:style-name="ce19">
            <text:p>5,108</text:p>
          </table:table-cell>
          <table:table-cell office:value-type="float" office:value="5236.1670000000004" table:style-name="ce19">
            <text:p>5,236</text:p>
          </table:table-cell>
          <table:table-cell office:value-type="float" office:value="6297.259" table:style-name="ce19">
            <text:p>6,297</text:p>
          </table:table-cell>
          <table:table-cell office:value-type="float" office:value="6694.3220000000001" table:style-name="ce19">
            <text:p>6,694</text:p>
          </table:table-cell>
          <table:table-cell office:value-type="float" office:value="7249.6850000000004" table:style-name="ce19">
            <text:p>7,250</text:p>
          </table:table-cell>
          <table:table-cell office:value-type="float" office:value="7782.9570000000003" table:style-name="ce19">
            <text:p>7,783</text:p>
          </table:table-cell>
          <table:table-cell office:value-type="float" office:value="8218.6489999999994" table:style-name="ce19">
            <text:p>8,219</text:p>
          </table:table-cell>
          <table:table-cell office:value-type="percentage" office:value="3.3582285990347821E-2" table:style-name="ce20">
            <text:p>3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Rest Of Near And Middle East</text:p>
          </table:table-cell>
          <table:table-cell office:value-type="float" office:value="1337.9659999999999" table:style-name="ce19">
            <text:p>1,338</text:p>
          </table:table-cell>
          <table:table-cell office:value-type="float" office:value="1417.25" table:style-name="ce19">
            <text:p>1,417</text:p>
          </table:table-cell>
          <table:table-cell office:value-type="float" office:value="1530.2270000000001" table:style-name="ce19">
            <text:p>1,530</text:p>
          </table:table-cell>
          <table:table-cell office:value-type="float" office:value="1450.779" table:style-name="ce19">
            <text:p>1,451</text:p>
          </table:table-cell>
          <table:table-cell office:value-type="float" office:value="1364.4739999999999" table:style-name="ce19">
            <text:p>1,364</text:p>
          </table:table-cell>
          <table:table-cell office:value-type="float" office:value="1285.9190000000001" table:style-name="ce19">
            <text:p>1,286</text:p>
          </table:table-cell>
          <table:table-cell office:value-type="float" office:value="1258.077" table:style-name="ce19">
            <text:p>1,258</text:p>
          </table:table-cell>
          <table:table-cell office:value-type="float" office:value="1300.2270000000001" table:style-name="ce19">
            <text:p>1,300</text:p>
          </table:table-cell>
          <table:table-cell office:value-type="float" office:value="1236.6410000000001" table:style-name="ce19">
            <text:p>1,237</text:p>
          </table:table-cell>
          <table:table-cell office:value-type="float" office:value="1376.221" table:style-name="ce19">
            <text:p>1,376</text:p>
          </table:table-cell>
          <table:table-cell office:value-type="float" office:value="1800.7860000000001" table:style-name="ce19">
            <text:p>1,801</text:p>
          </table:table-cell>
          <table:table-cell office:value-type="percentage" office:value="7.3582057658642562E-3" table:style-name="ce20">
            <text:p>1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Brazil</text:p>
          </table:table-cell>
          <table:table-cell office:value-type="float" office:value="372.80200000000002" table:style-name="ce19">
            <text:p>373</text:p>
          </table:table-cell>
          <table:table-cell office:value-type="float" office:value="387.43200000000002" table:style-name="ce19">
            <text:p>387</text:p>
          </table:table-cell>
          <table:table-cell office:value-type="float" office:value="465.55" table:style-name="ce19">
            <text:p>466</text:p>
          </table:table-cell>
          <table:table-cell office:value-type="float" office:value="502.346" table:style-name="ce19">
            <text:p>502</text:p>
          </table:table-cell>
          <table:table-cell office:value-type="float" office:value="551.572" table:style-name="ce19">
            <text:p>552</text:p>
          </table:table-cell>
          <table:table-cell office:value-type="float" office:value="615.30600000000004" table:style-name="ce19">
            <text:p>615</text:p>
          </table:table-cell>
          <table:table-cell office:value-type="float" office:value="620.60900000000004" table:style-name="ce19">
            <text:p>621</text:p>
          </table:table-cell>
          <table:table-cell office:value-type="float" office:value="625.77" table:style-name="ce19">
            <text:p>626</text:p>
          </table:table-cell>
          <table:table-cell office:value-type="float" office:value="629.42200000000003" table:style-name="ce19">
            <text:p>629</text:p>
          </table:table-cell>
          <table:table-cell office:value-type="float" office:value="561.13099999999997" table:style-name="ce19">
            <text:p>561</text:p>
          </table:table-cell>
          <table:table-cell office:value-type="float" office:value="511.798" table:style-name="ce19">
            <text:p>512</text:p>
          </table:table-cell>
          <table:table-cell office:value-type="percentage" office:value="2.0912618126516947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Rest Of South America</text:p>
          </table:table-cell>
          <table:table-cell office:value-type="float" office:value="21.263999999999999" table:style-name="ce19">
            <text:p>21</text:p>
          </table:table-cell>
          <table:table-cell office:value-type="float" office:value="25.975999999999999" table:style-name="ce19">
            <text:p>26</text:p>
          </table:table-cell>
          <table:table-cell office:value-type="float" office:value="8.5220000000000002" table:style-name="ce19">
            <text:p>9</text:p>
          </table:table-cell>
          <table:table-cell office:value-type="float" office:value="0.73699999999999999" table:style-name="ce19">
            <text:p>1</text:p>
          </table:table-cell>
          <table:table-cell office:value-type="float" office:value="129.08799999999999" table:style-name="ce19">
            <text:p>129</text:p>
          </table:table-cell>
          <table:table-cell office:value-type="float" office:value="176.804" table:style-name="ce19">
            <text:p>177</text:p>
          </table:table-cell>
          <table:table-cell office:value-type="float" office:value="174.93100000000001" table:style-name="ce19">
            <text:p>175</text:p>
          </table:table-cell>
          <table:table-cell office:value-type="float" office:value="215.24199999999999" table:style-name="ce19">
            <text:p>215</text:p>
          </table:table-cell>
          <table:table-cell office:value-type="float" office:value="261.28100000000001" table:style-name="ce19">
            <text:p>261</text:p>
          </table:table-cell>
          <table:table-cell office:value-type="float" office:value="366.06" table:style-name="ce19">
            <text:p>366</text:p>
          </table:table-cell>
          <table:table-cell office:value-type="float" office:value="455.53199999999998" table:style-name="ce19">
            <text:p>456</text:p>
          </table:table-cell>
          <table:table-cell office:value-type="percentage" office:value="1.8613528697666885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Mexico</text:p>
          </table:table-cell>
          <table:table-cell office:value-type="float" office:value="480.06099999999998" table:style-name="ce19">
            <text:p>480</text:p>
          </table:table-cell>
          <table:table-cell office:value-type="float" office:value="540.07600000000002" table:style-name="ce19">
            <text:p>540</text:p>
          </table:table-cell>
          <table:table-cell office:value-type="float" office:value="487.09100000000001" table:style-name="ce19">
            <text:p>487</text:p>
          </table:table-cell>
          <table:table-cell office:value-type="float" office:value="511.54500000000002" table:style-name="ce19">
            <text:p>512</text:p>
          </table:table-cell>
          <table:table-cell office:value-type="float" office:value="600.41899999999998" table:style-name="ce19">
            <text:p>600</text:p>
          </table:table-cell>
          <table:table-cell office:value-type="float" office:value="670.46100000000001" table:style-name="ce19">
            <text:p>670</text:p>
          </table:table-cell>
          <table:table-cell office:value-type="float" office:value="819.25699999999995" table:style-name="ce19">
            <text:p>819</text:p>
          </table:table-cell>
          <table:table-cell office:value-type="float" office:value="926.79399999999998" table:style-name="ce19">
            <text:p>927</text:p>
          </table:table-cell>
          <table:table-cell office:value-type="float" office:value="1025.5899999999999" table:style-name="ce19">
            <text:p>1,026</text:p>
          </table:table-cell>
          <table:table-cell office:value-type="float" office:value="1098.1300000000001" table:style-name="ce19">
            <text:p>1,098</text:p>
          </table:table-cell>
          <table:table-cell office:value-type="float" office:value="1159.6510000000001" table:style-name="ce19">
            <text:p>1,160</text:p>
          </table:table-cell>
          <table:table-cell office:value-type="percentage" office:value="4.738459025442363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Rest Of Central America</text:p>
          </table:table-cell>
          <table:table-cell office:value-type="float" office:value="820.97500000000002" table:style-name="ce19">
            <text:p>821</text:p>
          </table:table-cell>
          <table:table-cell office:value-type="float" office:value="799.89" table:style-name="ce19">
            <text:p>800</text:p>
          </table:table-cell>
          <table:table-cell office:value-type="float" office:value="720.01199999999994" table:style-name="ce19">
            <text:p>720</text:p>
          </table:table-cell>
          <table:table-cell office:value-type="float" office:value="698.32" table:style-name="ce19">
            <text:p>698</text:p>
          </table:table-cell>
          <table:table-cell office:value-type="float" office:value="625.94899999999996" table:style-name="ce19">
            <text:p>626</text:p>
          </table:table-cell>
          <table:table-cell office:value-type="float" office:value="443.38600000000002" table:style-name="ce19">
            <text:p>443</text:p>
          </table:table-cell>
          <table:table-cell office:value-type="float" office:value="449.63" table:style-name="ce19">
            <text:p>450</text:p>
          </table:table-cell>
          <table:table-cell office:value-type="float" office:value="424.26100000000002" table:style-name="ce19">
            <text:p>424</text:p>
          </table:table-cell>
          <table:table-cell office:value-type="float" office:value="515.20899999999995" table:style-name="ce19">
            <text:p>515</text:p>
          </table:table-cell>
          <table:table-cell office:value-type="float" office:value="659.86500000000001" table:style-name="ce19">
            <text:p>660</text:p>
          </table:table-cell>
          <table:table-cell office:value-type="float" office:value="763.34299999999996" table:style-name="ce19">
            <text:p>763</text:p>
          </table:table-cell>
          <table:table-cell office:value-type="percentage" office:value="3.1191018055072165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Caribbean</text:p>
          </table:table-cell>
          <table:table-cell office:value-type="float" office:value="1953.7819999999999" table:style-name="ce19">
            <text:p>1,954</text:p>
          </table:table-cell>
          <table:table-cell office:value-type="float" office:value="1950.048" table:style-name="ce19">
            <text:p>1,950</text:p>
          </table:table-cell>
          <table:table-cell office:value-type="float" office:value="1823.645" table:style-name="ce19">
            <text:p>1,824</text:p>
          </table:table-cell>
          <table:table-cell office:value-type="float" office:value="1747.3579999999999" table:style-name="ce19">
            <text:p>1,747</text:p>
          </table:table-cell>
          <table:table-cell office:value-type="float" office:value="1760.6969999999999" table:style-name="ce19">
            <text:p>1,761</text:p>
          </table:table-cell>
          <table:table-cell office:value-type="float" office:value="1637.029" table:style-name="ce19">
            <text:p>1,637</text:p>
          </table:table-cell>
          <table:table-cell office:value-type="float" office:value="1588.17" table:style-name="ce19">
            <text:p>1,588</text:p>
          </table:table-cell>
          <table:table-cell office:value-type="float" office:value="1683.8309999999999" table:style-name="ce19">
            <text:p>1,684</text:p>
          </table:table-cell>
          <table:table-cell office:value-type="float" office:value="1807.903" table:style-name="ce19">
            <text:p>1,808</text:p>
          </table:table-cell>
          <table:table-cell office:value-type="float" office:value="1809.7239999999999" table:style-name="ce19">
            <text:p>1,810</text:p>
          </table:table-cell>
          <table:table-cell office:value-type="float" office:value="1857.568" table:style-name="ce19">
            <text:p>1,858</text:p>
          </table:table-cell>
          <table:table-cell office:value-type="percentage" office:value="7.5902231403869947E-3" table:style-name="ce20">
            <text:p>1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Australia</text:p>
          </table:table-cell>
          <table:table-cell office:value-type="float" office:value="2.2549999999999999" table:style-name="ce19">
            <text:p>2</text:p>
          </table:table-cell>
          <table:table-cell office:value-type="float" office:value="0.222" table:style-name="ce19">
            <text:p>0</text:p>
          </table:table-cell>
          <table:table-cell office:value-type="float" office:value="0.68799999999999994" table:style-name="ce19">
            <text:p>1</text:p>
          </table:table-cell>
          <table:table-cell office:value-type="float" office:value="1.9670000000000001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.84899999999999998" table:style-name="ce19">
            <text:p>1</text:p>
          </table:table-cell>
          <table:table-cell office:value-type="float" office:value="0.29299999999999998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.06" table:style-name="ce19">
            <text:p>0</text:p>
          </table:table-cell>
          <table:table-cell office:value-type="percentage" office:value="2.4516646950379187E-7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New Zealand</text:p>
          </table:table-cell>
          <table:table-cell office:value-type="float" office:value="0.81799999999999995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.21299999999999999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.41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percentage" office:value="0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India</text:p>
          </table:table-cell>
          <table:table-cell office:value-type="float" office:value="2456.34" table:style-name="ce19">
            <text:p>2,456</text:p>
          </table:table-cell>
          <table:table-cell office:value-type="float" office:value="2361.0889999999999" table:style-name="ce19">
            <text:p>2,361</text:p>
          </table:table-cell>
          <table:table-cell office:value-type="float" office:value="2500.2269999999999" table:style-name="ce19">
            <text:p>2,500</text:p>
          </table:table-cell>
          <table:table-cell office:value-type="float" office:value="2392.913" table:style-name="ce19">
            <text:p>2,393</text:p>
          </table:table-cell>
          <table:table-cell office:value-type="float" office:value="2508.096" table:style-name="ce19">
            <text:p>2,508</text:p>
          </table:table-cell>
          <table:table-cell office:value-type="float" office:value="2356.2440000000001" table:style-name="ce19">
            <text:p>2,356</text:p>
          </table:table-cell>
          <table:table-cell office:value-type="float" office:value="2639.7829999999999" table:style-name="ce19">
            <text:p>2,640</text:p>
          </table:table-cell>
          <table:table-cell office:value-type="float" office:value="2739.9760000000001" table:style-name="ce19">
            <text:p>2,740</text:p>
          </table:table-cell>
          <table:table-cell office:value-type="float" office:value="2624.0520000000001" table:style-name="ce19">
            <text:p>2,624</text:p>
          </table:table-cell>
          <table:table-cell office:value-type="float" office:value="2644.694" table:style-name="ce19">
            <text:p>2,645</text:p>
          </table:table-cell>
          <table:table-cell office:value-type="float" office:value="2747.018" table:style-name="ce19">
            <text:p>2,747</text:p>
          </table:table-cell>
          <table:table-cell office:value-type="percentage" office:value="1.1224611745389456E-2" table:style-name="ce20">
            <text:p>1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Pakistan</text:p>
          </table:table-cell>
          <table:table-cell office:value-type="float" office:value="672.66800000000001" table:style-name="ce19">
            <text:p>673</text:p>
          </table:table-cell>
          <table:table-cell office:value-type="float" office:value="771.94600000000003" table:style-name="ce19">
            <text:p>772</text:p>
          </table:table-cell>
          <table:table-cell office:value-type="float" office:value="635.46299999999997" table:style-name="ce19">
            <text:p>635</text:p>
          </table:table-cell>
          <table:table-cell office:value-type="float" office:value="689.73699999999997" table:style-name="ce19">
            <text:p>690</text:p>
          </table:table-cell>
          <table:table-cell office:value-type="float" office:value="665.80799999999999" table:style-name="ce19">
            <text:p>666</text:p>
          </table:table-cell>
          <table:table-cell office:value-type="float" office:value="551.93499999999995" table:style-name="ce19">
            <text:p>552</text:p>
          </table:table-cell>
          <table:table-cell office:value-type="float" office:value="596.572" table:style-name="ce19">
            <text:p>597</text:p>
          </table:table-cell>
          <table:table-cell office:value-type="float" office:value="513.14599999999996" table:style-name="ce19">
            <text:p>513</text:p>
          </table:table-cell>
          <table:table-cell office:value-type="float" office:value="502.99900000000002" table:style-name="ce19">
            <text:p>503</text:p>
          </table:table-cell>
          <table:table-cell office:value-type="float" office:value="582.46799999999996" table:style-name="ce19">
            <text:p>582</text:p>
          </table:table-cell>
          <table:table-cell office:value-type="float" office:value="577.09" table:style-name="ce19">
            <text:p>577</text:p>
          </table:table-cell>
          <table:table-cell office:value-type="percentage" office:value="2.3580519647657208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Rest Of Indian Sub-Continent</text:p>
          </table:table-cell>
          <table:table-cell office:value-type="float" office:value="335.84899999999999" table:style-name="ce19">
            <text:p>336</text:p>
          </table:table-cell>
          <table:table-cell office:value-type="float" office:value="291.81299999999999" table:style-name="ce19">
            <text:p>292</text:p>
          </table:table-cell>
          <table:table-cell office:value-type="float" office:value="134.73500000000001" table:style-name="ce19">
            <text:p>135</text:p>
          </table:table-cell>
          <table:table-cell office:value-type="float" office:value="241.631" table:style-name="ce19">
            <text:p>242</text:p>
          </table:table-cell>
          <table:table-cell office:value-type="float" office:value="199.92099999999999" table:style-name="ce19">
            <text:p>200</text:p>
          </table:table-cell>
          <table:table-cell office:value-type="float" office:value="272.74400000000003" table:style-name="ce19">
            <text:p>273</text:p>
          </table:table-cell>
          <table:table-cell office:value-type="float" office:value="309.21800000000002" table:style-name="ce19">
            <text:p>309</text:p>
          </table:table-cell>
          <table:table-cell office:value-type="float" office:value="305.53100000000001" table:style-name="ce19">
            <text:p>306</text:p>
          </table:table-cell>
          <table:table-cell office:value-type="float" office:value="320.39999999999998" table:style-name="ce19">
            <text:p>320</text:p>
          </table:table-cell>
          <table:table-cell office:value-type="float" office:value="336.58699999999999" table:style-name="ce19">
            <text:p>337</text:p>
          </table:table-cell>
          <table:table-cell office:value-type="float" office:value="330.59399999999999" table:style-name="ce19">
            <text:p>331</text:p>
          </table:table-cell>
          <table:table-cell office:value-type="percentage" office:value="1.3508427303189428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Indian Ocean Islands</text:p>
          </table:table-cell>
          <table:table-cell office:value-type="float" office:value="470.28800000000001" table:style-name="ce19">
            <text:p>470</text:p>
          </table:table-cell>
          <table:table-cell office:value-type="float" office:value="450.01900000000001" table:style-name="ce19">
            <text:p>450</text:p>
          </table:table-cell>
          <table:table-cell office:value-type="float" office:value="407.62" table:style-name="ce19">
            <text:p>408</text:p>
          </table:table-cell>
          <table:table-cell office:value-type="float" office:value="427.43900000000002" table:style-name="ce19">
            <text:p>427</text:p>
          </table:table-cell>
          <table:table-cell office:value-type="float" office:value="406.404" table:style-name="ce19">
            <text:p>406</text:p>
          </table:table-cell>
          <table:table-cell office:value-type="float" office:value="301.46600000000001" table:style-name="ce19">
            <text:p>301</text:p>
          </table:table-cell>
          <table:table-cell office:value-type="float" office:value="269.642" table:style-name="ce19">
            <text:p>270</text:p>
          </table:table-cell>
          <table:table-cell office:value-type="float" office:value="257.71100000000001" table:style-name="ce19">
            <text:p>258</text:p>
          </table:table-cell>
          <table:table-cell office:value-type="float" office:value="219.90700000000001" table:style-name="ce19">
            <text:p>220</text:p>
          </table:table-cell>
          <table:table-cell office:value-type="float" office:value="230.38800000000001" table:style-name="ce19">
            <text:p>230</text:p>
          </table:table-cell>
          <table:table-cell office:value-type="float" office:value="271.04700000000003" table:style-name="ce19">
            <text:p>271</text:p>
          </table:table-cell>
          <table:table-cell office:value-type="percentage" office:value="1.1075272676599047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China</text:p>
          </table:table-cell>
          <table:table-cell office:value-type="float" office:value="626.56299999999999" table:style-name="ce19">
            <text:p>627</text:p>
          </table:table-cell>
          <table:table-cell office:value-type="float" office:value="571.24800000000005" table:style-name="ce19">
            <text:p>571</text:p>
          </table:table-cell>
          <table:table-cell office:value-type="float" office:value="536.24400000000003" table:style-name="ce19">
            <text:p>536</text:p>
          </table:table-cell>
          <table:table-cell office:value-type="float" office:value="606.29399999999998" table:style-name="ce19">
            <text:p>606</text:p>
          </table:table-cell>
          <table:table-cell office:value-type="float" office:value="662.71500000000003" table:style-name="ce19">
            <text:p>663</text:p>
          </table:table-cell>
          <table:table-cell office:value-type="float" office:value="745.80799999999999" table:style-name="ce19">
            <text:p>746</text:p>
          </table:table-cell>
          <table:table-cell office:value-type="float" office:value="886.71900000000005" table:style-name="ce19">
            <text:p>887</text:p>
          </table:table-cell>
          <table:table-cell office:value-type="float" office:value="973.63800000000003" table:style-name="ce19">
            <text:p>974</text:p>
          </table:table-cell>
          <table:table-cell office:value-type="float" office:value="1079.229" table:style-name="ce19">
            <text:p>1,079</text:p>
          </table:table-cell>
          <table:table-cell office:value-type="float" office:value="1224.5899999999999" table:style-name="ce19">
            <text:p>1,225</text:p>
          </table:table-cell>
          <table:table-cell office:value-type="float" office:value="1315.01" table:style-name="ce19">
            <text:p>1,315</text:p>
          </table:table-cell>
          <table:table-cell office:value-type="percentage" office:value="5.373272651036356E-3" table:style-name="ce20">
            <text:p>1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Hong Kong</text:p>
          </table:table-cell>
          <table:table-cell office:value-type="float" office:value="2223.3530000000001" table:style-name="ce19">
            <text:p>2,223</text:p>
          </table:table-cell>
          <table:table-cell office:value-type="float" office:value="2142.5050000000001" table:style-name="ce19">
            <text:p>2,143</text:p>
          </table:table-cell>
          <table:table-cell office:value-type="float" office:value="1995.213" table:style-name="ce19">
            <text:p>1,995</text:p>
          </table:table-cell>
          <table:table-cell office:value-type="float" office:value="1803.2349999999999" table:style-name="ce19">
            <text:p>1,803</text:p>
          </table:table-cell>
          <table:table-cell office:value-type="float" office:value="1834.423" table:style-name="ce19">
            <text:p>1,834</text:p>
          </table:table-cell>
          <table:table-cell office:value-type="float" office:value="1650.172" table:style-name="ce19">
            <text:p>1,650</text:p>
          </table:table-cell>
          <table:table-cell office:value-type="float" office:value="1538.3489999999999" table:style-name="ce19">
            <text:p>1,538</text:p>
          </table:table-cell>
          <table:table-cell office:value-type="float" office:value="1616.55" table:style-name="ce19">
            <text:p>1,617</text:p>
          </table:table-cell>
          <table:table-cell office:value-type="float" office:value="1708.664" table:style-name="ce19">
            <text:p>1,709</text:p>
          </table:table-cell>
          <table:table-cell office:value-type="float" office:value="1730.05" table:style-name="ce19">
            <text:p>1,730</text:p>
          </table:table-cell>
          <table:table-cell office:value-type="float" office:value="1865.7139999999999" table:style-name="ce19">
            <text:p>1,866</text:p>
          </table:table-cell>
          <table:table-cell office:value-type="percentage" office:value="7.6235085747299591E-3" table:style-name="ce20">
            <text:p>1%</text:p>
          </table:table-cell>
          <table:table-cell table:style-name="ce21"/>
          <table:table-cell table:style-name="ce22"/>
          <table:table-cell table:number-columns-repeated="2" table:style-name="ce3"/>
          <table:table-cell table:number-columns-repeated="11" table:style-name="ce28"/>
          <table:table-cell table:style-name="ce29"/>
          <table:table-cell table:number-columns-repeated="16354" table:style-name="ce3"/>
        </table:table-row>
        <table:table-row table:style-name="ro5">
          <table:table-cell table:style-name="ce17"/>
          <table:table-cell office:value-type="string" table:style-name="ce18">
            <text:p>Taiwan</text:p>
          </table:table-cell>
          <table:table-cell office:value-type="float" office:value="0" table:style-name="ce19">
            <text:p>0</text:p>
          </table:table-cell>
          <table:table-cell office:value-type="float" office:value="2.2789999999999999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48.850999999999999" table:style-name="ce19">
            <text:p>49</text:p>
          </table:table-cell>
          <table:table-cell office:value-type="float" office:value="43.851999999999997" table:style-name="ce19">
            <text:p>44</text:p>
          </table:table-cell>
          <table:table-cell office:value-type="float" office:value="8.0519999999999996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9.4469999999999992" table:style-name="ce19">
            <text:p>9</text:p>
          </table:table-cell>
          <table:table-cell office:value-type="percentage" office:value="3.8601460623372024E-5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Republic Of Korea</text:p>
          </table:table-cell>
          <table:table-cell office:value-type="float" office:value="288.62" table:style-name="ce19">
            <text:p>289</text:p>
          </table:table-cell>
          <table:table-cell office:value-type="float" office:value="285.11500000000001" table:style-name="ce19">
            <text:p>285</text:p>
          </table:table-cell>
          <table:table-cell office:value-type="float" office:value="280.05200000000002" table:style-name="ce19">
            <text:p>280</text:p>
          </table:table-cell>
          <table:table-cell office:value-type="float" office:value="294.16300000000001" table:style-name="ce19">
            <text:p>294</text:p>
          </table:table-cell>
          <table:table-cell office:value-type="float" office:value="311.52199999999999" table:style-name="ce19">
            <text:p>312</text:p>
          </table:table-cell>
          <table:table-cell office:value-type="float" office:value="376.553" table:style-name="ce19">
            <text:p>377</text:p>
          </table:table-cell>
          <table:table-cell office:value-type="float" office:value="426.27100000000002" table:style-name="ce19">
            <text:p>426</text:p>
          </table:table-cell>
          <table:table-cell office:value-type="float" office:value="438.67899999999997" table:style-name="ce19">
            <text:p>439</text:p>
          </table:table-cell>
          <table:table-cell office:value-type="float" office:value="456.56099999999998" table:style-name="ce19">
            <text:p>457</text:p>
          </table:table-cell>
          <table:table-cell office:value-type="float" office:value="473.80099999999999" table:style-name="ce19">
            <text:p>474</text:p>
          </table:table-cell>
          <table:table-cell office:value-type="float" office:value="507.84699999999998" table:style-name="ce19">
            <text:p>508</text:p>
          </table:table-cell>
          <table:table-cell office:value-type="percentage" office:value="2.0751176006348696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Japan</text:p>
          </table:table-cell>
          <table:table-cell office:value-type="float" office:value="1031.45" table:style-name="ce19">
            <text:p>1,031</text:p>
          </table:table-cell>
          <table:table-cell office:value-type="float" office:value="963.12300000000005" table:style-name="ce19">
            <text:p>963</text:p>
          </table:table-cell>
          <table:table-cell office:value-type="float" office:value="779.60400000000004" table:style-name="ce19">
            <text:p>780</text:p>
          </table:table-cell>
          <table:table-cell office:value-type="float" office:value="684.11" table:style-name="ce19">
            <text:p>684</text:p>
          </table:table-cell>
          <table:table-cell office:value-type="float" office:value="650.18700000000001" table:style-name="ce19">
            <text:p>650</text:p>
          </table:table-cell>
          <table:table-cell office:value-type="float" office:value="720.36900000000003" table:style-name="ce19">
            <text:p>720</text:p>
          </table:table-cell>
          <table:table-cell office:value-type="float" office:value="698.697" table:style-name="ce19">
            <text:p>699</text:p>
          </table:table-cell>
          <table:table-cell office:value-type="float" office:value="722.65499999999997" table:style-name="ce19">
            <text:p>723</text:p>
          </table:table-cell>
          <table:table-cell office:value-type="float" office:value="611.32799999999997" table:style-name="ce19">
            <text:p>611</text:p>
          </table:table-cell>
          <table:table-cell office:value-type="float" office:value="605.952" table:style-name="ce19">
            <text:p>606</text:p>
          </table:table-cell>
          <table:table-cell office:value-type="float" office:value="624.68499999999995" table:style-name="ce19">
            <text:p>625</text:p>
          </table:table-cell>
          <table:table-cell office:value-type="percentage" office:value="2.5525302666996037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Singapore</text:p>
          </table:table-cell>
          <table:table-cell office:value-type="float" office:value="1719.8620000000001" table:style-name="ce19">
            <text:p>1,720</text:p>
          </table:table-cell>
          <table:table-cell office:value-type="float" office:value="1789.067" table:style-name="ce19">
            <text:p>1,789</text:p>
          </table:table-cell>
          <table:table-cell office:value-type="float" office:value="1683.287" table:style-name="ce19">
            <text:p>1,683</text:p>
          </table:table-cell>
          <table:table-cell office:value-type="float" office:value="1531.982" table:style-name="ce19">
            <text:p>1,532</text:p>
          </table:table-cell>
          <table:table-cell office:value-type="float" office:value="1577.2660000000001" table:style-name="ce19">
            <text:p>1,577</text:p>
          </table:table-cell>
          <table:table-cell office:value-type="float" office:value="1746.0630000000001" table:style-name="ce19">
            <text:p>1,746</text:p>
          </table:table-cell>
          <table:table-cell office:value-type="float" office:value="1405.364" table:style-name="ce19">
            <text:p>1,405</text:p>
          </table:table-cell>
          <table:table-cell office:value-type="float" office:value="1247.021" table:style-name="ce19">
            <text:p>1,247</text:p>
          </table:table-cell>
          <table:table-cell office:value-type="float" office:value="1268.4069999999999" table:style-name="ce19">
            <text:p>1,268</text:p>
          </table:table-cell>
          <table:table-cell office:value-type="float" office:value="1384.694" table:style-name="ce19">
            <text:p>1,385</text:p>
          </table:table-cell>
          <table:table-cell office:value-type="float" office:value="1462.97" table:style-name="ce19">
            <text:p>1,463</text:p>
          </table:table-cell>
          <table:table-cell office:value-type="percentage" office:value="5.9778531648327065E-3" table:style-name="ce20">
            <text:p>1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Thailand</text:p>
          </table:table-cell>
          <table:table-cell office:value-type="float" office:value="1106.0609999999999" table:style-name="ce19">
            <text:p>1,106</text:p>
          </table:table-cell>
          <table:table-cell office:value-type="float" office:value="1032.6659999999999" table:style-name="ce19">
            <text:p>1,033</text:p>
          </table:table-cell>
          <table:table-cell office:value-type="float" office:value="1037.8240000000001" table:style-name="ce19">
            <text:p>1,038</text:p>
          </table:table-cell>
          <table:table-cell office:value-type="float" office:value="992.08699999999999" table:style-name="ce19">
            <text:p>992</text:p>
          </table:table-cell>
          <table:table-cell office:value-type="float" office:value="978.65300000000002" table:style-name="ce19">
            <text:p>979</text:p>
          </table:table-cell>
          <table:table-cell office:value-type="float" office:value="781.91700000000003" table:style-name="ce19">
            <text:p>782</text:p>
          </table:table-cell>
          <table:table-cell office:value-type="float" office:value="758.09500000000003" table:style-name="ce19">
            <text:p>758</text:p>
          </table:table-cell>
          <table:table-cell office:value-type="float" office:value="700.66099999999994" table:style-name="ce19">
            <text:p>701</text:p>
          </table:table-cell>
          <table:table-cell office:value-type="float" office:value="736.15899999999999" table:style-name="ce19">
            <text:p>736</text:p>
          </table:table-cell>
          <table:table-cell office:value-type="float" office:value="835.86300000000006" table:style-name="ce19">
            <text:p>836</text:p>
          </table:table-cell>
          <table:table-cell office:value-type="float" office:value="911.65200000000004" table:style-name="ce19">
            <text:p>912</text:p>
          </table:table-cell>
          <table:table-cell office:value-type="percentage" office:value="3.7251083709345144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Rest Of Asia</text:p>
          </table:table-cell>
          <table:table-cell office:value-type="float" office:value="433.05" table:style-name="ce19">
            <text:p>433</text:p>
          </table:table-cell>
          <table:table-cell office:value-type="float" office:value="402.36" table:style-name="ce19">
            <text:p>402</text:p>
          </table:table-cell>
          <table:table-cell office:value-type="float" office:value="526.73599999999999" table:style-name="ce19">
            <text:p>527</text:p>
          </table:table-cell>
          <table:table-cell office:value-type="float" office:value="597.20799999999997" table:style-name="ce19">
            <text:p>597</text:p>
          </table:table-cell>
          <table:table-cell office:value-type="float" office:value="595.34" table:style-name="ce19">
            <text:p>595</text:p>
          </table:table-cell>
          <table:table-cell office:value-type="float" office:value="583.22" table:style-name="ce19">
            <text:p>583</text:p>
          </table:table-cell>
          <table:table-cell office:value-type="float" office:value="702.53" table:style-name="ce19">
            <text:p>703</text:p>
          </table:table-cell>
          <table:table-cell office:value-type="float" office:value="750.173" table:style-name="ce19">
            <text:p>750</text:p>
          </table:table-cell>
          <table:table-cell office:value-type="float" office:value="798.96100000000001" table:style-name="ce19">
            <text:p>799</text:p>
          </table:table-cell>
          <table:table-cell office:value-type="float" office:value="892.42499999999995" table:style-name="ce19">
            <text:p>892</text:p>
          </table:table-cell>
          <table:table-cell office:value-type="float" office:value="1011.475" table:style-name="ce19">
            <text:p>1,011</text:p>
          </table:table-cell>
          <table:table-cell office:value-type="percentage" office:value="4.1329959123557981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5">
          <table:table-cell table:style-name="ce17"/>
          <table:table-cell office:value-type="string" table:style-name="ce18">
            <text:p>Cape Verde Islands</text:p>
          </table:table-cell>
          <table:table-cell office:value-type="float" office:value="62.771000000000001" table:style-name="ce19">
            <text:p>63</text:p>
          </table:table-cell>
          <table:table-cell office:value-type="float" office:value="85.918000000000006" table:style-name="ce19">
            <text:p>86</text:p>
          </table:table-cell>
          <table:table-cell office:value-type="float" office:value="104.956" table:style-name="ce19">
            <text:p>105</text:p>
          </table:table-cell>
          <table:table-cell office:value-type="float" office:value="114.66200000000001" table:style-name="ce19">
            <text:p>115</text:p>
          </table:table-cell>
          <table:table-cell office:value-type="float" office:value="160.83000000000001" table:style-name="ce19">
            <text:p>161</text:p>
          </table:table-cell>
          <table:table-cell office:value-type="float" office:value="233.18299999999999" table:style-name="ce19">
            <text:p>233</text:p>
          </table:table-cell>
          <table:table-cell office:value-type="float" office:value="179.87799999999999" table:style-name="ce19">
            <text:p>180</text:p>
          </table:table-cell>
          <table:table-cell office:value-type="float" office:value="185.87700000000001" table:style-name="ce19">
            <text:p>186</text:p>
          </table:table-cell>
          <table:table-cell office:value-type="float" office:value="250.33199999999999" table:style-name="ce19">
            <text:p>250</text:p>
          </table:table-cell>
          <table:table-cell office:value-type="float" office:value="307.54399999999998" table:style-name="ce19">
            <text:p>308</text:p>
          </table:table-cell>
          <table:table-cell office:value-type="float" office:value="388.32100000000003" table:style-name="ce19">
            <text:p>388</text:p>
          </table:table-cell>
          <table:table-cell office:value-type="percentage" office:value="1.5867214767363662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1">
          <table:table-cell table:style-name="ce14"/>
          <table:table-cell office:value-type="string" table:style-name="ce17">
            <text:p>Total Rest of World<text:s/><text:span text:style-name="T5">4</text:span></text:p>
          </table:table-cell>
          <table:table-cell office:value-type="float" office:value="29492.557999999997" table:style-name="ce26">
            <text:p>29,493</text:p>
          </table:table-cell>
          <table:table-cell office:value-type="float" office:value="29360.455000000002" table:style-name="ce26">
            <text:p>29,360</text:p>
          </table:table-cell>
          <table:table-cell office:value-type="float" office:value="29530.12" table:style-name="ce26">
            <text:p>29,530</text:p>
          </table:table-cell>
          <table:table-cell office:value-type="float" office:value="30027.158000000003" table:style-name="ce26">
            <text:p>30,027</text:p>
          </table:table-cell>
          <table:table-cell office:value-type="float" office:value="29719.325000000001" table:style-name="ce26">
            <text:p>29,719</text:p>
          </table:table-cell>
          <table:table-cell office:value-type="float" office:value="29574.403999999995" table:style-name="ce26">
            <text:p>29,574</text:p>
          </table:table-cell>
          <table:table-cell office:value-type="float" office:value="30942.273000000005" table:style-name="ce26">
            <text:p>30,942</text:p>
          </table:table-cell>
          <table:table-cell office:value-type="float" office:value="31940.216999999993" table:style-name="ce26">
            <text:p>31,940</text:p>
          </table:table-cell>
          <table:table-cell office:value-type="float" office:value="32581.848999999995" table:style-name="ce26">
            <text:p>32,582</text:p>
          </table:table-cell>
          <table:table-cell office:value-type="float" office:value="32881.691000000006" table:style-name="ce26">
            <text:p>32,882</text:p>
          </table:table-cell>
          <table:table-cell office:value-type="float" office:value="35223.121000000006" table:style-name="ce26">
            <text:p>35,223</text:p>
          </table:table-cell>
          <table:table-cell office:value-type="percentage" office:value="0.14392547034124789" table:style-name="ce27">
            <text:p>14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8">
          <table:table-cell table:style-name="ce17"/>
          <table:table-cell office:value-type="string" table:style-name="ce18">
            <text:p>Oil Rigs</text:p>
          </table:table-cell>
          <table:table-cell office:value-type="float" office:value="767.702" table:style-name="ce19">
            <text:p>768</text:p>
          </table:table-cell>
          <table:table-cell office:value-type="float" office:value="763.30700000000002" table:style-name="ce19">
            <text:p>763</text:p>
          </table:table-cell>
          <table:table-cell office:value-type="float" office:value="752.35199999999998" table:style-name="ce19">
            <text:p>752</text:p>
          </table:table-cell>
          <table:table-cell office:value-type="float" office:value="714.47699999999998" table:style-name="ce19">
            <text:p>714</text:p>
          </table:table-cell>
          <table:table-cell office:value-type="float" office:value="760.697" table:style-name="ce19">
            <text:p>761</text:p>
          </table:table-cell>
          <table:table-cell office:value-type="float" office:value="780.57500000000005" table:style-name="ce19">
            <text:p>781</text:p>
          </table:table-cell>
          <table:table-cell office:value-type="float" office:value="840.61099999999999" table:style-name="ce19">
            <text:p>841</text:p>
          </table:table-cell>
          <table:table-cell office:value-type="float" office:value="886.23699999999997" table:style-name="ce19">
            <text:p>886</text:p>
          </table:table-cell>
          <table:table-cell office:value-type="float" office:value="825.23800000000006" table:style-name="ce19">
            <text:p>825</text:p>
          </table:table-cell>
          <table:table-cell office:value-type="float" office:value="700.92" table:style-name="ce19">
            <text:p>701</text:p>
          </table:table-cell>
          <table:table-cell office:value-type="float" office:value="616.71900000000005" table:style-name="ce19">
            <text:p>617</text:p>
          </table:table-cell>
          <table:table-cell office:value-type="percentage" office:value="2.5199803317651507E-3" table:style-name="ce20">
            <text:p>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8">
          <table:table-cell office:value-type="string" table:style-name="ce17">
            <text:p>All international air</text:p>
          </table:table-cell>
          <table:table-cell table:style-name="ce17"/>
          <table:table-cell office:value-type="float" office:value="194314.17199999999" table:style-name="ce26">
            <text:p>194,314</text:p>
          </table:table-cell>
          <table:table-cell office:value-type="float" office:value="192159.98099999997" table:style-name="ce26">
            <text:p>192,160</text:p>
          </table:table-cell>
          <table:table-cell office:value-type="float" office:value="178785.53" table:style-name="ce26">
            <text:p>178,786</text:p>
          </table:table-cell>
          <table:table-cell office:value-type="float" office:value="174942.64600000001" table:style-name="ce26">
            <text:p>174,943</text:p>
          </table:table-cell>
          <table:table-cell office:value-type="float" office:value="183867.21600000001" table:style-name="ce26">
            <text:p>183,867</text:p>
          </table:table-cell>
          <table:table-cell office:value-type="float" office:value="185492.992" table:style-name="ce26">
            <text:p>185,493</text:p>
          </table:table-cell>
          <table:table-cell office:value-type="float" office:value="192484.87299999999" table:style-name="ce26">
            <text:p>192,485</text:p>
          </table:table-cell>
          <table:table-cell office:value-type="float" office:value="201706.83399999997" table:style-name="ce26">
            <text:p>201,707</text:p>
          </table:table-cell>
          <table:table-cell office:value-type="float" office:value="213023.03700000001" table:style-name="ce26">
            <text:p>213,023</text:p>
          </table:table-cell>
          <table:table-cell office:value-type="float" office:value="229402.93299999999" table:style-name="ce26">
            <text:p>229,403</text:p>
          </table:table-cell>
          <table:table-cell office:value-type="float" office:value="244731.67200000002" table:style-name="ce26">
            <text:p>244,732</text:p>
          </table:table-cell>
          <table:table-cell office:value-type="percentage" office:value="1" table:style-name="ce27">
            <text:p>100%</text:p>
          </table:table-cell>
          <table:table-cell table:style-name="ce21"/>
          <table:table-cell table:style-name="ce22"/>
          <table:table-cell table:number-columns-repeated="2" table:style-name="ce14"/>
          <table:table-cell table:number-columns-repeated="11" table:style-name="ce23"/>
          <table:table-cell table:style-name="ce24"/>
          <table:table-cell table:number-columns-repeated="16354" table:style-name="ce14"/>
        </table:table-row>
        <table:table-row table:style-name="ro9">
          <table:table-cell office:value-type="string" table:style-name="ce30">
            <text:p>passenger movements</text:p>
          </table:table-cell>
          <table:table-cell table:style-name="ce30"/>
          <table:table-cell table:number-columns-repeated="12" table:style-name="ce31"/>
          <table:table-cell table:style-name="ce21"/>
          <table:table-cell table:style-name="ce22"/>
          <table:table-cell table:number-columns-repeated="16368" table:style-name="ce32"/>
        </table:table-row>
        <table:table-row table:style-name="ro10">
          <table:table-cell table:number-columns-repeated="2" table:style-name="ce8"/>
          <table:table-cell table:number-columns-repeated="4" table:style-name="ce33"/>
          <table:table-cell table:number-columns-repeated="3" table:style-name="ce34"/>
          <table:table-cell table:style-name="ce8"/>
          <table:table-cell table:number-columns-repeated="4" table:style-name="ce35"/>
          <table:table-cell table:number-columns-repeated="16370" table:style-name="ce36"/>
        </table:table-row>
        <table:table-row table:style-name="ro11">
          <table:table-cell office:value-type="string" table:style-name="ce38">
            <text:p>1. Air traffic to and from destination countries are point to point with no other stops.</text:p>
          </table:table-cell>
          <table:table-cell table:number-columns-repeated="9" table:style-name="ce18"/>
          <table:table-cell table:number-columns-repeated="3" table:style-name="ce39"/>
          <table:table-cell office:value-type="string" table:style-name="ce40">
            <text:p>Source: Civil Aviation Authority</text:p>
          </table:table-cell>
          <table:table-cell table:number-columns-repeated="16370" table:style-name="ce36"/>
        </table:table-row>
        <table:table-row table:style-name="ro11">
          <table:table-cell office:value-type="string" table:style-name="ce38">
            <text:p>2. Includes Azores</text:p>
          </table:table-cell>
          <table:table-cell table:number-columns-repeated="9" table:style-name="ce18"/>
          <table:table-cell table:number-columns-repeated="3" table:style-name="ce41"/>
          <table:table-cell office:value-type="string" table:style-name="ce42">
            <text:p>Last updated: October 2018</text:p>
          </table:table-cell>
          <table:table-cell table:number-columns-repeated="16370" table:style-name="ce36"/>
        </table:table-row>
        <table:table-row table:style-name="ro11">
          <table:table-cell office:value-type="string" table:style-name="ce38">
            <text:p>3. See notes and definitions for list of countries included in group.</text:p>
          </table:table-cell>
          <table:table-cell table:style-name="ce18"/>
          <table:table-cell table:number-columns-repeated="6" table:style-name="ce43"/>
          <table:table-cell table:number-columns-repeated="5" table:style-name="ce18"/>
          <table:table-cell office:value-type="string" table:style-name="ce42">
            <text:p>Next update: October 2019</text:p>
          </table:table-cell>
          <table:table-cell table:number-columns-repeated="16370" table:style-name="ce36"/>
        </table:table-row>
        <table:table-row table:style-name="ro11">
          <table:table-cell office:value-type="string" table:style-name="ce38">
            <text:p>4. Includes Greenland, Ascension Islands and Falkland Islands.</text:p>
          </table:table-cell>
          <table:table-cell table:style-name="ce43"/>
          <table:table-cell table:number-columns-repeated="11" table:style-name="ce18"/>
          <table:table-cell office:value-type="string" table:style-name="ce44">
            <text:p>Telephone: 020 7944 4847</text:p>
          </table:table-cell>
          <table:table-cell table:number-columns-repeated="16370" table:style-name="ce36"/>
        </table:table-row>
        <table:table-row table:style-name="ro11">
          <table:table-cell table:number-columns-repeated="4" table:style-name="ce18"/>
          <table:table-cell table:style-name="ce45"/>
          <table:table-cell table:style-name="ce18"/>
          <table:table-cell table:style-name="ce39"/>
          <table:table-cell table:number-columns-repeated="6" table:style-name="ce18"/>
          <table:table-cell office:value-type="string" table:style-name="ce46">
            <text:p>Email: aviation.stats@dft.gov.uk</text:p>
          </table:table-cell>
          <table:table-cell table:number-columns-repeated="16370" table:style-name="ce36"/>
        </table:table-row>
        <table:table-row table:style-name="ro11">
          <table:table-cell table:number-columns-repeated="2" table:style-name="ce18"/>
          <table:table-cell table:number-columns-repeated="7" table:style-name="ce39"/>
          <table:table-cell table:number-columns-repeated="4" table:style-name="ce41"/>
          <table:table-cell office:value-type="string" table:style-name="ce47">
            <text:p>The figures in this table are outside the scope of National Statistics</text:p>
          </table:table-cell>
          <table:table-cell table:number-columns-repeated="16370" table:style-name="ce36"/>
        </table:table-row>
        <table:table-row table:number-rows-repeated="3" table:style-name="ro12">
          <table:table-cell table:number-columns-repeated="6" table:style-name="ce3"/>
          <table:table-cell table:style-name="ce37"/>
          <table:table-cell table:number-columns-repeated="16377" table:style-name="ce3"/>
        </table:table-row>
        <table:table-row table:style-name="ro12">
          <table:table-cell table:number-columns-repeated="2" table:style-name="ce3"/>
          <table:table-cell table:number-columns-repeated="4" table:style-name="ce28"/>
          <table:table-cell table:style-name="ce37"/>
          <table:table-cell table:number-columns-repeated="6" table:style-name="ce28"/>
          <table:table-cell table:number-columns-repeated="16371" table:style-name="ce3"/>
        </table:table-row>
        <table:table-row table:style-name="ro12">
          <table:table-cell table:number-columns-repeated="6" table:style-name="ce3"/>
          <table:table-cell table:number-columns-repeated="16378" table:style-name="ce3"/>
        </table:table-row>
        <table:table-row table:number-rows-repeated="186" table:style-name="ro12">
          <table:table-cell table:number-columns-repeated="6" table:style-name="ce3"/>
          <table:table-cell table:style-name="ce37"/>
          <table:table-cell table:number-columns-repeated="16377" table:style-name="ce3"/>
        </table:table-row>
        <table:table-row table:number-rows-repeated="2" table:style-name="ro12">
          <table:table-cell table:number-columns-repeated="14" table:style-name="ce2"/>
          <table:table-cell table:number-columns-repeated="16370" table:style-name="ce3"/>
        </table:table-row>
        <table:table-row table:number-rows-repeated="1048291" table:style-name="ro11">
          <table:table-cell table:number-columns-repeated="16384"/>
        </table:table-row>
        <table:named-expressions>
          <table:named-range table:name="Print_Area" table:cell-range-address="AVI0105.$A$3:AVI0105.$N$92" table:base-cell-address="AVI0105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number:number-style style:name="N38">
      <number:number number:decimal-places="4" number:min-integer-digits="1" number:grouping="true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_32_3" style:display-name="Comma 3" style:family="table-cell" style:data-style-name="N39"/>
    <style:style style:name="Hyperlink_avi0105" style:family="table-cell" style:data-style-name="N0">
      <style:text-properties fo:color="#0000FF" style:font-name="Tms Rmn" style:font-name-asian="Tms Rmn" style:font-name-complex="Tms Rmn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100819_32_-_32_TSGB_32_Table_32_-_32_Interliners_32_2" style:display-name="Normal_100819 - TSGB Table - Interliners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20110_32_2" style:display-name="Normal_2011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avi0105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1" style:display-name="Normal_TSGB 3.1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Percent_32_2" style:display-name="Percent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118110236220472in" fo:margin-left="0.551181102362205in" fo:margin-right="0.551181102362205in" style:print-orientation="portrait" style:print-page-order="ttb" style:first-page-number="continue" style:scale-to="61%" style:table-centering="horizontal" style:print="objects charts drawings"/>
      <style:header-style>
        <style:header-footer-properties fo:min-height="0.078740157480315in" fo:margin-left="0.551181102362205in" fo:margin-right="0.551181102362205in" fo:margin-bottom="0in"/>
      </style:header-style>
      <style:footer-style>
        <style:header-footer-properties fo:min-height="0in" fo:margin-left="0.551181102362205in" fo:margin-right="0.55118110236220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rton Baleci</meta:initial-creator>
    <dc:creator>Shawn Weekes</dc:creator>
    <meta:creation-date>2018-09-24T08:40:15Z</meta:creation-date>
    <dc:date>2018-12-02T10:30:06Z</dc:date>
    <meta:print-date>2018-12-02T08:49:07Z</meta:print-date>
  </office:meta>
</office:document-meta>
</file>